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ature_1</text:p>
          </table:table-cell>
          <table:table-cell office:value-type="string" calcext:value-type="string">
            <text:p>feature_2</text:p>
          </table:table-cell>
          <table:table-cell office:value-type="string" calcext:value-type="string">
            <text:p>feature_3</text:p>
          </table:table-cell>
          <table:table-cell office:value-type="string" calcext:value-type="string">
            <text:p>feature_4</text:p>
          </table:table-cell>
          <table:table-cell office:value-type="string" calcext:value-type="string">
            <text:p>feature_5</text:p>
          </table:table-cell>
          <table:table-cell office:value-type="string" calcext:value-type="string">
            <text:p>feature_6</text:p>
          </table:table-cell>
          <table:table-cell office:value-type="string" calcext:value-type="string">
            <text:p>feature_7</text:p>
          </table:table-cell>
          <table:table-cell office:value-type="string" calcext:value-type="string">
            <text:p>feature_8</text:p>
          </table:table-cell>
          <table:table-cell office:value-type="string" calcext:value-type="string">
            <text:p>feature_9</text:p>
          </table:table-cell>
          <table:table-cell office:value-type="string" calcext:value-type="string">
            <text:p>feature_10</text:p>
          </table:table-cell>
          <table:table-cell office:value-type="string" calcext:value-type="string">
            <text:p>feature_11</text:p>
          </table:table-cell>
          <table:table-cell office:value-type="string" calcext:value-type="string">
            <text:p>feature_12</text:p>
          </table:table-cell>
          <table:table-cell office:value-type="string" calcext:value-type="string">
            <text:p>feature_13</text:p>
          </table:table-cell>
          <table:table-cell office:value-type="string" calcext:value-type="string">
            <text:p>feature_14</text:p>
          </table:table-cell>
          <table:table-cell office:value-type="string" calcext:value-type="string">
            <text:p>feature_15</text:p>
          </table:table-cell>
          <table:table-cell office:value-type="string" calcext:value-type="string">
            <text:p>feature_16</text:p>
          </table:table-cell>
          <table:table-cell office:value-type="string" calcext:value-type="string">
            <text:p>feature_17</text:p>
          </table:table-cell>
          <table:table-cell office:value-type="string" calcext:value-type="string">
            <text:p>feature_18</text:p>
          </table:table-cell>
          <table:table-cell office:value-type="string" calcext:value-type="string">
            <text:p>feature_19</text:p>
          </table:table-cell>
          <table:table-cell office:value-type="string" calcext:value-type="string">
            <text:p>feature_20</text:p>
          </table:table-cell>
          <table:table-cell office:value-type="string" calcext:value-type="string">
            <text:p>feature_21</text:p>
          </table:table-cell>
          <table:table-cell office:value-type="string" calcext:value-type="string">
            <text:p>feature_22</text:p>
          </table:table-cell>
          <table:table-cell office:value-type="string" calcext:value-type="string">
            <text:p>feature_23</text:p>
          </table:table-cell>
          <table:table-cell office:value-type="string" calcext:value-type="string">
            <text:p>feature_24</text:p>
          </table:table-cell>
          <table:table-cell office:value-type="string" calcext:value-type="string">
            <text:p>feature_25</text:p>
          </table:table-cell>
          <table:table-cell office:value-type="string" calcext:value-type="string">
            <text:p>feature_26</text:p>
          </table:table-cell>
          <table:table-cell office:value-type="string" calcext:value-type="string">
            <text:p>feature_27</text:p>
          </table:table-cell>
          <table:table-cell office:value-type="string" calcext:value-type="string">
            <text:p>feature_28</text:p>
          </table:table-cell>
          <table:table-cell office:value-type="string" calcext:value-type="string">
            <text:p>feature_29</text:p>
          </table:table-cell>
          <table:table-cell office:value-type="string" calcext:value-type="string">
            <text:p>feature_30</text:p>
          </table:table-cell>
        </table:table-row>
        <table:table-row table:style-name="ro1">
          <table:table-cell office:value-type="string" calcext:value-type="string">
            <text:p>observation_1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145198372882096" calcext:value-type="float">
            <text:p>0.145198372882096</text:p>
          </table:table-cell>
          <table:table-cell table:formula="of:=RAND()" office:value-type="float" office:value="0.661526164249977" calcext:value-type="float">
            <text:p>0.661526164249977</text:p>
          </table:table-cell>
          <table:table-cell table:formula="of:=RAND()" office:value-type="float" office:value="0.190355517439903" calcext:value-type="float">
            <text:p>0.190355517439903</text:p>
          </table:table-cell>
          <table:table-cell table:formula="of:=RAND()" office:value-type="float" office:value="0.297238452071602" calcext:value-type="float">
            <text:p>0.297238452071602</text:p>
          </table:table-cell>
          <table:table-cell table:formula="of:=RAND()" office:value-type="float" office:value="0.984244774582728" calcext:value-type="float">
            <text:p>0.984244774582728</text:p>
          </table:table-cell>
          <table:table-cell table:formula="of:=RAND()" office:value-type="float" office:value="0.834069012936033" calcext:value-type="float">
            <text:p>0.834069012936033</text:p>
          </table:table-cell>
          <table:table-cell table:formula="of:=RAND()" office:value-type="float" office:value="0.0986866517002027" calcext:value-type="float">
            <text:p>0.0986866517002027</text:p>
          </table:table-cell>
          <table:table-cell table:formula="of:=RAND()" office:value-type="float" office:value="0.399575782453363" calcext:value-type="float">
            <text:p>0.399575782453363</text:p>
          </table:table-cell>
          <table:table-cell table:formula="of:=RAND()" office:value-type="float" office:value="0.500911479102981" calcext:value-type="float">
            <text:p>0.500911479102981</text:p>
          </table:table-cell>
          <table:table-cell table:formula="of:=RAND()" office:value-type="float" office:value="0.462703550078076" calcext:value-type="float">
            <text:p>0.462703550078076</text:p>
          </table:table-cell>
          <table:table-cell table:formula="of:=RAND()" office:value-type="float" office:value="0.948815699337786" calcext:value-type="float">
            <text:p>0.948815699337786</text:p>
          </table:table-cell>
          <table:table-cell table:formula="of:=RAND()" office:value-type="float" office:value="0.144659164035945" calcext:value-type="float">
            <text:p>0.144659164035945</text:p>
          </table:table-cell>
          <table:table-cell table:formula="of:=RAND()" office:value-type="float" office:value="0.364351020421724" calcext:value-type="float">
            <text:p>0.364351020421724</text:p>
          </table:table-cell>
          <table:table-cell table:formula="of:=RAND()" office:value-type="float" office:value="0.593315089875597" calcext:value-type="float">
            <text:p>0.593315089875597</text:p>
          </table:table-cell>
          <table:table-cell table:formula="of:=RAND()" office:value-type="float" office:value="0.65268184381351" calcext:value-type="float">
            <text:p>0.65268184381351</text:p>
          </table:table-cell>
          <table:table-cell table:formula="of:=((RAND())*2)" office:value-type="float" office:value="1.18279471559138" calcext:value-type="float">
            <text:p>1.18279471559138</text:p>
          </table:table-cell>
          <table:table-cell table:formula="of:=((RAND())*2)" office:value-type="float" office:value="0.836833349686072" calcext:value-type="float">
            <text:p>0.836833349686072</text:p>
          </table:table-cell>
          <table:table-cell table:formula="of:=((RAND())*2)" office:value-type="float" office:value="1.59949113088721" calcext:value-type="float">
            <text:p>1.59949113088721</text:p>
          </table:table-cell>
          <table:table-cell table:formula="of:=((RAND())*2)" office:value-type="float" office:value="0.240688353729904" calcext:value-type="float">
            <text:p>0.240688353729904</text:p>
          </table:table-cell>
          <table:table-cell table:formula="of:=((RAND())*2)" office:value-type="float" office:value="1.05161506004825" calcext:value-type="float">
            <text:p>1.05161506004825</text:p>
          </table:table-cell>
          <table:table-cell table:formula="of:=((RAND())*2)" office:value-type="float" office:value="0.954219368732289" calcext:value-type="float">
            <text:p>0.954219368732289</text:p>
          </table:table-cell>
          <table:table-cell table:formula="of:=((RAND())*2)" office:value-type="float" office:value="0.518491019641042" calcext:value-type="float">
            <text:p>0.518491019641042</text:p>
          </table:table-cell>
          <table:table-cell table:formula="of:=((RAND())*2)" office:value-type="float" office:value="0.737226151323972" calcext:value-type="float">
            <text:p>0.737226151323972</text:p>
          </table:table-cell>
          <table:table-cell table:formula="of:=((RAND())*2)" office:value-type="float" office:value="1.39147705411934" calcext:value-type="float">
            <text:p>1.39147705411934</text:p>
          </table:table-cell>
          <table:table-cell table:formula="of:=((RAND())*2)" office:value-type="float" office:value="1.37000400635099" calcext:value-type="float">
            <text:p>1.37000400635099</text:p>
          </table:table-cell>
          <table:table-cell table:formula="of:=((RAND())*2)" office:value-type="float" office:value="1.49693755590995" calcext:value-type="float">
            <text:p>1.49693755590995</text:p>
          </table:table-cell>
          <table:table-cell table:formula="of:=((RAND())*2)" office:value-type="float" office:value="1.4263083187272" calcext:value-type="float">
            <text:p>1.4263083187272</text:p>
          </table:table-cell>
          <table:table-cell table:formula="of:=((RAND())*2)" office:value-type="float" office:value="1.55114525468445" calcext:value-type="float">
            <text:p>1.55114525468445</text:p>
          </table:table-cell>
          <table:table-cell table:formula="of:=((RAND())*2)" office:value-type="float" office:value="1.02814617859631" calcext:value-type="float">
            <text:p>1.02814617859631</text:p>
          </table:table-cell>
          <table:table-cell table:formula="of:=((RAND())*2)" office:value-type="float" office:value="1.63541849859684" calcext:value-type="float">
            <text:p>1.63541849859684</text:p>
          </table:table-cell>
        </table:table-row>
        <table:table-row table:style-name="ro1">
          <table:table-cell office:value-type="string" calcext:value-type="string">
            <text:p>observation_2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0228388653680347" calcext:value-type="float">
            <text:p>0.0228388653680347</text:p>
          </table:table-cell>
          <table:table-cell table:formula="of:=RAND()" office:value-type="float" office:value="0.698857330921104" calcext:value-type="float">
            <text:p>0.698857330921104</text:p>
          </table:table-cell>
          <table:table-cell table:formula="of:=RAND()" office:value-type="float" office:value="0.717516907816599" calcext:value-type="float">
            <text:p>0.717516907816599</text:p>
          </table:table-cell>
          <table:table-cell table:formula="of:=RAND()" office:value-type="float" office:value="0.595873432271975" calcext:value-type="float">
            <text:p>0.595873432271975</text:p>
          </table:table-cell>
          <table:table-cell table:formula="of:=RAND()" office:value-type="float" office:value="0.157511022389865" calcext:value-type="float">
            <text:p>0.157511022389865</text:p>
          </table:table-cell>
          <table:table-cell table:formula="of:=RAND()" office:value-type="float" office:value="0.60521413728565" calcext:value-type="float">
            <text:p>0.60521413728565</text:p>
          </table:table-cell>
          <table:table-cell table:formula="of:=RAND()" office:value-type="float" office:value="0.559579084358885" calcext:value-type="float">
            <text:p>0.559579084358885</text:p>
          </table:table-cell>
          <table:table-cell table:formula="of:=RAND()" office:value-type="float" office:value="0.554451577384806" calcext:value-type="float">
            <text:p>0.554451577384806</text:p>
          </table:table-cell>
          <table:table-cell table:formula="of:=RAND()" office:value-type="float" office:value="0.760045080905846" calcext:value-type="float">
            <text:p>0.760045080905846</text:p>
          </table:table-cell>
          <table:table-cell table:formula="of:=RAND()" office:value-type="float" office:value="0.126435353736818" calcext:value-type="float">
            <text:p>0.126435353736818</text:p>
          </table:table-cell>
          <table:table-cell table:formula="of:=RAND()" office:value-type="float" office:value="0.868088462824277" calcext:value-type="float">
            <text:p>0.868088462824277</text:p>
          </table:table-cell>
          <table:table-cell table:formula="of:=RAND()" office:value-type="float" office:value="0.146211626980635" calcext:value-type="float">
            <text:p>0.146211626980635</text:p>
          </table:table-cell>
          <table:table-cell table:formula="of:=RAND()" office:value-type="float" office:value="0.098342215288246" calcext:value-type="float">
            <text:p>0.098342215288246</text:p>
          </table:table-cell>
          <table:table-cell table:formula="of:=RAND()" office:value-type="float" office:value="0.114624548742378" calcext:value-type="float">
            <text:p>0.114624548742378</text:p>
          </table:table-cell>
          <table:table-cell table:formula="of:=RAND()" office:value-type="float" office:value="0.858482926278343" calcext:value-type="float">
            <text:p>0.858482926278343</text:p>
          </table:table-cell>
          <table:table-cell table:formula="of:=((RAND())*2)" office:value-type="float" office:value="0.481551310682879" calcext:value-type="float">
            <text:p>0.481551310682879</text:p>
          </table:table-cell>
          <table:table-cell table:formula="of:=((RAND())*2)" office:value-type="float" office:value="0.925447493858089" calcext:value-type="float">
            <text:p>0.925447493858089</text:p>
          </table:table-cell>
          <table:table-cell table:formula="of:=((RAND())*2)" office:value-type="float" office:value="0.656168767496721" calcext:value-type="float">
            <text:p>0.656168767496721</text:p>
          </table:table-cell>
          <table:table-cell table:formula="of:=((RAND())*2)" office:value-type="float" office:value="0.0207331825543444" calcext:value-type="float">
            <text:p>0.0207331825543444</text:p>
          </table:table-cell>
          <table:table-cell table:formula="of:=((RAND())*2)" office:value-type="float" office:value="1.65742565499864" calcext:value-type="float">
            <text:p>1.65742565499864</text:p>
          </table:table-cell>
          <table:table-cell table:formula="of:=((RAND())*2)" office:value-type="float" office:value="1.55659219065959" calcext:value-type="float">
            <text:p>1.55659219065959</text:p>
          </table:table-cell>
          <table:table-cell table:formula="of:=((RAND())*2)" office:value-type="float" office:value="0.108961388236409" calcext:value-type="float">
            <text:p>0.108961388236409</text:p>
          </table:table-cell>
          <table:table-cell table:formula="of:=((RAND())*2)" office:value-type="float" office:value="0.172106964352147" calcext:value-type="float">
            <text:p>0.172106964352147</text:p>
          </table:table-cell>
          <table:table-cell table:formula="of:=((RAND())*2)" office:value-type="float" office:value="1.88736072602394" calcext:value-type="float">
            <text:p>1.88736072602394</text:p>
          </table:table-cell>
          <table:table-cell table:formula="of:=((RAND())*2)" office:value-type="float" office:value="1.49532639387865" calcext:value-type="float">
            <text:p>1.49532639387865</text:p>
          </table:table-cell>
          <table:table-cell table:formula="of:=((RAND())*2)" office:value-type="float" office:value="1.92799263927467" calcext:value-type="float">
            <text:p>1.92799263927467</text:p>
          </table:table-cell>
          <table:table-cell table:formula="of:=((RAND())*2)" office:value-type="float" office:value="1.87314991747348" calcext:value-type="float">
            <text:p>1.87314991747348</text:p>
          </table:table-cell>
          <table:table-cell table:formula="of:=((RAND())*2)" office:value-type="float" office:value="0.713948799626821" calcext:value-type="float">
            <text:p>0.713948799626821</text:p>
          </table:table-cell>
          <table:table-cell table:formula="of:=((RAND())*2)" office:value-type="float" office:value="0.870749774480628" calcext:value-type="float">
            <text:p>0.870749774480628</text:p>
          </table:table-cell>
          <table:table-cell table:formula="of:=((RAND())*2)" office:value-type="float" office:value="1.79713903198875" calcext:value-type="float">
            <text:p>1.79713903198875</text:p>
          </table:table-cell>
        </table:table-row>
        <table:table-row table:style-name="ro1">
          <table:table-cell office:value-type="string" calcext:value-type="string">
            <text:p>observation_3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210035864676321" calcext:value-type="float">
            <text:p>0.210035864676321</text:p>
          </table:table-cell>
          <table:table-cell table:formula="of:=RAND()" office:value-type="float" office:value="0.795154128211362" calcext:value-type="float">
            <text:p>0.795154128211362</text:p>
          </table:table-cell>
          <table:table-cell table:formula="of:=RAND()" office:value-type="float" office:value="0.878762359344821" calcext:value-type="float">
            <text:p>0.878762359344821</text:p>
          </table:table-cell>
          <table:table-cell table:formula="of:=RAND()" office:value-type="float" office:value="0.672617638837396" calcext:value-type="float">
            <text:p>0.672617638837396</text:p>
          </table:table-cell>
          <table:table-cell table:formula="of:=RAND()" office:value-type="float" office:value="0.407985243220465" calcext:value-type="float">
            <text:p>0.407985243220465</text:p>
          </table:table-cell>
          <table:table-cell table:formula="of:=RAND()" office:value-type="float" office:value="0.0463913504177722" calcext:value-type="float">
            <text:p>0.0463913504177722</text:p>
          </table:table-cell>
          <table:table-cell table:formula="of:=RAND()" office:value-type="float" office:value="0.627083284260898" calcext:value-type="float">
            <text:p>0.627083284260898</text:p>
          </table:table-cell>
          <table:table-cell table:formula="of:=RAND()" office:value-type="float" office:value="0.358667181059774" calcext:value-type="float">
            <text:p>0.358667181059774</text:p>
          </table:table-cell>
          <table:table-cell table:formula="of:=RAND()" office:value-type="float" office:value="0.142578976527308" calcext:value-type="float">
            <text:p>0.142578976527308</text:p>
          </table:table-cell>
          <table:table-cell table:formula="of:=RAND()" office:value-type="float" office:value="0.609333901751567" calcext:value-type="float">
            <text:p>0.609333901751567</text:p>
          </table:table-cell>
          <table:table-cell table:formula="of:=RAND()" office:value-type="float" office:value="0.537428120253598" calcext:value-type="float">
            <text:p>0.537428120253598</text:p>
          </table:table-cell>
          <table:table-cell table:formula="of:=RAND()" office:value-type="float" office:value="0.901610087091273" calcext:value-type="float">
            <text:p>0.901610087091273</text:p>
          </table:table-cell>
          <table:table-cell table:formula="of:=RAND()" office:value-type="float" office:value="0.62161355946089" calcext:value-type="float">
            <text:p>0.62161355946089</text:p>
          </table:table-cell>
          <table:table-cell table:formula="of:=RAND()" office:value-type="float" office:value="0.150523989964976" calcext:value-type="float">
            <text:p>0.150523989964976</text:p>
          </table:table-cell>
          <table:table-cell table:formula="of:=RAND()" office:value-type="float" office:value="0.864960510149651" calcext:value-type="float">
            <text:p>0.864960510149651</text:p>
          </table:table-cell>
          <table:table-cell table:formula="of:=((RAND())*2)" office:value-type="float" office:value="0.689199178077422" calcext:value-type="float">
            <text:p>0.689199178077422</text:p>
          </table:table-cell>
          <table:table-cell table:formula="of:=((RAND())*2)" office:value-type="float" office:value="1.88003592241678" calcext:value-type="float">
            <text:p>1.88003592241678</text:p>
          </table:table-cell>
          <table:table-cell table:formula="of:=((RAND())*2)" office:value-type="float" office:value="0.811986136413219" calcext:value-type="float">
            <text:p>0.811986136413219</text:p>
          </table:table-cell>
          <table:table-cell table:formula="of:=((RAND())*2)" office:value-type="float" office:value="0.5645548954444" calcext:value-type="float">
            <text:p>0.5645548954444</text:p>
          </table:table-cell>
          <table:table-cell table:formula="of:=((RAND())*2)" office:value-type="float" office:value="1.79511355823045" calcext:value-type="float">
            <text:p>1.79511355823045</text:p>
          </table:table-cell>
          <table:table-cell table:formula="of:=((RAND())*2)" office:value-type="float" office:value="0.681630626776253" calcext:value-type="float">
            <text:p>0.681630626776253</text:p>
          </table:table-cell>
          <table:table-cell table:formula="of:=((RAND())*2)" office:value-type="float" office:value="0.0683016234034599" calcext:value-type="float">
            <text:p>0.0683016234034599</text:p>
          </table:table-cell>
          <table:table-cell table:formula="of:=((RAND())*2)" office:value-type="float" office:value="0.632897581552008" calcext:value-type="float">
            <text:p>0.632897581552008</text:p>
          </table:table-cell>
          <table:table-cell table:formula="of:=((RAND())*2)" office:value-type="float" office:value="0.46040561999961" calcext:value-type="float">
            <text:p>0.46040561999961</text:p>
          </table:table-cell>
          <table:table-cell table:formula="of:=((RAND())*2)" office:value-type="float" office:value="0.477422698705261" calcext:value-type="float">
            <text:p>0.477422698705261</text:p>
          </table:table-cell>
          <table:table-cell table:formula="of:=((RAND())*2)" office:value-type="float" office:value="0.142437738886754" calcext:value-type="float">
            <text:p>0.142437738886754</text:p>
          </table:table-cell>
          <table:table-cell table:formula="of:=((RAND())*2)" office:value-type="float" office:value="1.20162704733458" calcext:value-type="float">
            <text:p>1.20162704733458</text:p>
          </table:table-cell>
          <table:table-cell table:formula="of:=((RAND())*2)" office:value-type="float" office:value="1.18408150118558" calcext:value-type="float">
            <text:p>1.18408150118558</text:p>
          </table:table-cell>
          <table:table-cell table:formula="of:=((RAND())*2)" office:value-type="float" office:value="1.92576585917502" calcext:value-type="float">
            <text:p>1.92576585917502</text:p>
          </table:table-cell>
          <table:table-cell table:formula="of:=((RAND())*2)" office:value-type="float" office:value="0.823513237330971" calcext:value-type="float">
            <text:p>0.823513237330971</text:p>
          </table:table-cell>
        </table:table-row>
        <table:table-row table:style-name="ro1">
          <table:table-cell office:value-type="string" calcext:value-type="string">
            <text:p>observation_4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41312298934136" calcext:value-type="float">
            <text:p>0.41312298934136</text:p>
          </table:table-cell>
          <table:table-cell table:formula="of:=RAND()" office:value-type="float" office:value="0.0188633015987649" calcext:value-type="float">
            <text:p>0.0188633015987649</text:p>
          </table:table-cell>
          <table:table-cell table:formula="of:=RAND()" office:value-type="float" office:value="0.340583043161651" calcext:value-type="float">
            <text:p>0.340583043161651</text:p>
          </table:table-cell>
          <table:table-cell table:formula="of:=RAND()" office:value-type="float" office:value="0.991922844004478" calcext:value-type="float">
            <text:p>0.991922844004478</text:p>
          </table:table-cell>
          <table:table-cell table:formula="of:=RAND()" office:value-type="float" office:value="0.108208089932931" calcext:value-type="float">
            <text:p>0.108208089932931</text:p>
          </table:table-cell>
          <table:table-cell table:formula="of:=RAND()" office:value-type="float" office:value="0.486139527620979" calcext:value-type="float">
            <text:p>0.486139527620979</text:p>
          </table:table-cell>
          <table:table-cell table:formula="of:=RAND()" office:value-type="float" office:value="0.426033006422059" calcext:value-type="float">
            <text:p>0.426033006422059</text:p>
          </table:table-cell>
          <table:table-cell table:formula="of:=RAND()" office:value-type="float" office:value="0.737405158623514" calcext:value-type="float">
            <text:p>0.737405158623514</text:p>
          </table:table-cell>
          <table:table-cell table:formula="of:=RAND()" office:value-type="float" office:value="0.587976569319746" calcext:value-type="float">
            <text:p>0.587976569319746</text:p>
          </table:table-cell>
          <table:table-cell table:formula="of:=RAND()" office:value-type="float" office:value="0.812686698198384" calcext:value-type="float">
            <text:p>0.812686698198384</text:p>
          </table:table-cell>
          <table:table-cell table:formula="of:=RAND()" office:value-type="float" office:value="0.659054923264293" calcext:value-type="float">
            <text:p>0.659054923264293</text:p>
          </table:table-cell>
          <table:table-cell table:formula="of:=RAND()" office:value-type="float" office:value="0.605902713412429" calcext:value-type="float">
            <text:p>0.605902713412429</text:p>
          </table:table-cell>
          <table:table-cell table:formula="of:=RAND()" office:value-type="float" office:value="0.0831773565806446" calcext:value-type="float">
            <text:p>0.0831773565806446</text:p>
          </table:table-cell>
          <table:table-cell table:formula="of:=RAND()" office:value-type="float" office:value="0.812897717358122" calcext:value-type="float">
            <text:p>0.812897717358122</text:p>
          </table:table-cell>
          <table:table-cell table:formula="of:=RAND()" office:value-type="float" office:value="0.674889776659356" calcext:value-type="float">
            <text:p>0.674889776659356</text:p>
          </table:table-cell>
          <table:table-cell table:formula="of:=((RAND())*2)" office:value-type="float" office:value="1.61385707221287" calcext:value-type="float">
            <text:p>1.61385707221287</text:p>
          </table:table-cell>
          <table:table-cell table:formula="of:=((RAND())*2)" office:value-type="float" office:value="1.50774387272145" calcext:value-type="float">
            <text:p>1.50774387272145</text:p>
          </table:table-cell>
          <table:table-cell table:formula="of:=((RAND())*2)" office:value-type="float" office:value="1.31117389925741" calcext:value-type="float">
            <text:p>1.31117389925741</text:p>
          </table:table-cell>
          <table:table-cell table:formula="of:=((RAND())*2)" office:value-type="float" office:value="1.81270544925046" calcext:value-type="float">
            <text:p>1.81270544925046</text:p>
          </table:table-cell>
          <table:table-cell table:formula="of:=((RAND())*2)" office:value-type="float" office:value="0.77575536130612" calcext:value-type="float">
            <text:p>0.77575536130612</text:p>
          </table:table-cell>
          <table:table-cell table:formula="of:=((RAND())*2)" office:value-type="float" office:value="1.92005517066563" calcext:value-type="float">
            <text:p>1.92005517066563</text:p>
          </table:table-cell>
          <table:table-cell table:formula="of:=((RAND())*2)" office:value-type="float" office:value="1.75164649702813" calcext:value-type="float">
            <text:p>1.75164649702813</text:p>
          </table:table-cell>
          <table:table-cell table:formula="of:=((RAND())*2)" office:value-type="float" office:value="0.465364248044862" calcext:value-type="float">
            <text:p>0.465364248044862</text:p>
          </table:table-cell>
          <table:table-cell table:formula="of:=((RAND())*2)" office:value-type="float" office:value="0.453133512669175" calcext:value-type="float">
            <text:p>0.453133512669175</text:p>
          </table:table-cell>
          <table:table-cell table:formula="of:=((RAND())*2)" office:value-type="float" office:value="0.439133686506301" calcext:value-type="float">
            <text:p>0.439133686506301</text:p>
          </table:table-cell>
          <table:table-cell table:formula="of:=((RAND())*2)" office:value-type="float" office:value="1.85781872080269" calcext:value-type="float">
            <text:p>1.85781872080269</text:p>
          </table:table-cell>
          <table:table-cell table:formula="of:=((RAND())*2)" office:value-type="float" office:value="0.204696050836071" calcext:value-type="float">
            <text:p>0.204696050836071</text:p>
          </table:table-cell>
          <table:table-cell table:formula="of:=((RAND())*2)" office:value-type="float" office:value="1.2415483181706" calcext:value-type="float">
            <text:p>1.2415483181706</text:p>
          </table:table-cell>
          <table:table-cell table:formula="of:=((RAND())*2)" office:value-type="float" office:value="1.53841958280064" calcext:value-type="float">
            <text:p>1.53841958280064</text:p>
          </table:table-cell>
          <table:table-cell table:formula="of:=((RAND())*2)" office:value-type="float" office:value="0.371493878511152" calcext:value-type="float">
            <text:p>0.371493878511152</text:p>
          </table:table-cell>
        </table:table-row>
        <table:table-row table:style-name="ro1">
          <table:table-cell office:value-type="string" calcext:value-type="string">
            <text:p>observation_5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247144310920231" calcext:value-type="float">
            <text:p>0.247144310920231</text:p>
          </table:table-cell>
          <table:table-cell table:formula="of:=RAND()" office:value-type="float" office:value="0.631056009454826" calcext:value-type="float">
            <text:p>0.631056009454826</text:p>
          </table:table-cell>
          <table:table-cell table:formula="of:=RAND()" office:value-type="float" office:value="0.384233938984329" calcext:value-type="float">
            <text:p>0.384233938984329</text:p>
          </table:table-cell>
          <table:table-cell table:formula="of:=RAND()" office:value-type="float" office:value="0.444266759857966" calcext:value-type="float">
            <text:p>0.444266759857966</text:p>
          </table:table-cell>
          <table:table-cell table:formula="of:=RAND()" office:value-type="float" office:value="0.880792579948363" calcext:value-type="float">
            <text:p>0.880792579948363</text:p>
          </table:table-cell>
          <table:table-cell table:formula="of:=RAND()" office:value-type="float" office:value="0.784332825777267" calcext:value-type="float">
            <text:p>0.784332825777267</text:p>
          </table:table-cell>
          <table:table-cell table:formula="of:=RAND()" office:value-type="float" office:value="0.585727982082568" calcext:value-type="float">
            <text:p>0.585727982082568</text:p>
          </table:table-cell>
          <table:table-cell table:formula="of:=RAND()" office:value-type="float" office:value="0.855601136961869" calcext:value-type="float">
            <text:p>0.855601136961869</text:p>
          </table:table-cell>
          <table:table-cell table:formula="of:=RAND()" office:value-type="float" office:value="0.0952342455218434" calcext:value-type="float">
            <text:p>0.0952342455218434</text:p>
          </table:table-cell>
          <table:table-cell table:formula="of:=RAND()" office:value-type="float" office:value="0.167911386307932" calcext:value-type="float">
            <text:p>0.167911386307932</text:p>
          </table:table-cell>
          <table:table-cell table:formula="of:=RAND()" office:value-type="float" office:value="0.993794579830708" calcext:value-type="float">
            <text:p>0.993794579830708</text:p>
          </table:table-cell>
          <table:table-cell table:formula="of:=RAND()" office:value-type="float" office:value="0.727598285484424" calcext:value-type="float">
            <text:p>0.727598285484424</text:p>
          </table:table-cell>
          <table:table-cell table:formula="of:=RAND()" office:value-type="float" office:value="0.384877199711098" calcext:value-type="float">
            <text:p>0.384877199711098</text:p>
          </table:table-cell>
          <table:table-cell table:formula="of:=RAND()" office:value-type="float" office:value="0.341444344653444" calcext:value-type="float">
            <text:p>0.341444344653444</text:p>
          </table:table-cell>
          <table:table-cell table:formula="of:=RAND()" office:value-type="float" office:value="0.667956007891624" calcext:value-type="float">
            <text:p>0.667956007891624</text:p>
          </table:table-cell>
          <table:table-cell table:formula="of:=((RAND())*2)" office:value-type="float" office:value="1.73153493869507" calcext:value-type="float">
            <text:p>1.73153493869507</text:p>
          </table:table-cell>
          <table:table-cell table:formula="of:=((RAND())*2)" office:value-type="float" office:value="0.17527011225512" calcext:value-type="float">
            <text:p>0.17527011225512</text:p>
          </table:table-cell>
          <table:table-cell table:formula="of:=((RAND())*2)" office:value-type="float" office:value="0.633139500951021" calcext:value-type="float">
            <text:p>0.633139500951021</text:p>
          </table:table-cell>
          <table:table-cell table:formula="of:=((RAND())*2)" office:value-type="float" office:value="1.17281553239143" calcext:value-type="float">
            <text:p>1.17281553239143</text:p>
          </table:table-cell>
          <table:table-cell table:formula="of:=((RAND())*2)" office:value-type="float" office:value="1.03315833359057" calcext:value-type="float">
            <text:p>1.03315833359057</text:p>
          </table:table-cell>
          <table:table-cell table:formula="of:=((RAND())*2)" office:value-type="float" office:value="1.53332105565" calcext:value-type="float">
            <text:p>1.53332105565</text:p>
          </table:table-cell>
          <table:table-cell table:formula="of:=((RAND())*2)" office:value-type="float" office:value="0.856225503784924" calcext:value-type="float">
            <text:p>0.856225503784924</text:p>
          </table:table-cell>
          <table:table-cell table:formula="of:=((RAND())*2)" office:value-type="float" office:value="0.555181312885369" calcext:value-type="float">
            <text:p>0.555181312885369</text:p>
          </table:table-cell>
          <table:table-cell table:formula="of:=((RAND())*2)" office:value-type="float" office:value="1.51089883825478" calcext:value-type="float">
            <text:p>1.51089883825478</text:p>
          </table:table-cell>
          <table:table-cell table:formula="of:=((RAND())*2)" office:value-type="float" office:value="1.42085737323655" calcext:value-type="float">
            <text:p>1.42085737323655</text:p>
          </table:table-cell>
          <table:table-cell table:formula="of:=((RAND())*2)" office:value-type="float" office:value="0.934470448653354" calcext:value-type="float">
            <text:p>0.934470448653354</text:p>
          </table:table-cell>
          <table:table-cell table:formula="of:=((RAND())*2)" office:value-type="float" office:value="1.12848598895543" calcext:value-type="float">
            <text:p>1.12848598895543</text:p>
          </table:table-cell>
          <table:table-cell table:formula="of:=((RAND())*2)" office:value-type="float" office:value="1.63584672918587" calcext:value-type="float">
            <text:p>1.63584672918587</text:p>
          </table:table-cell>
          <table:table-cell table:formula="of:=((RAND())*2)" office:value-type="float" office:value="0.838373540684926" calcext:value-type="float">
            <text:p>0.838373540684926</text:p>
          </table:table-cell>
          <table:table-cell table:formula="of:=((RAND())*2)" office:value-type="float" office:value="1.77958006665958" calcext:value-type="float">
            <text:p>1.77958006665958</text:p>
          </table:table-cell>
        </table:table-row>
        <table:table-row table:style-name="ro1">
          <table:table-cell office:value-type="string" calcext:value-type="string">
            <text:p>observation_6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716423645390718" calcext:value-type="float">
            <text:p>0.716423645390718</text:p>
          </table:table-cell>
          <table:table-cell table:formula="of:=RAND()" office:value-type="float" office:value="0.0683235871775077" calcext:value-type="float">
            <text:p>0.0683235871775077</text:p>
          </table:table-cell>
          <table:table-cell table:formula="of:=RAND()" office:value-type="float" office:value="0.297809066966418" calcext:value-type="float">
            <text:p>0.297809066966418</text:p>
          </table:table-cell>
          <table:table-cell table:formula="of:=RAND()" office:value-type="float" office:value="0.342324729040755" calcext:value-type="float">
            <text:p>0.342324729040755</text:p>
          </table:table-cell>
          <table:table-cell table:formula="of:=RAND()" office:value-type="float" office:value="0.542011134752053" calcext:value-type="float">
            <text:p>0.542011134752053</text:p>
          </table:table-cell>
          <table:table-cell table:formula="of:=RAND()" office:value-type="float" office:value="0.110229282752266" calcext:value-type="float">
            <text:p>0.110229282752266</text:p>
          </table:table-cell>
          <table:table-cell table:formula="of:=RAND()" office:value-type="float" office:value="0.15198118951525" calcext:value-type="float">
            <text:p>0.15198118951525</text:p>
          </table:table-cell>
          <table:table-cell table:formula="of:=RAND()" office:value-type="float" office:value="0.512108924142487" calcext:value-type="float">
            <text:p>0.512108924142487</text:p>
          </table:table-cell>
          <table:table-cell table:formula="of:=RAND()" office:value-type="float" office:value="0.530160121266645" calcext:value-type="float">
            <text:p>0.530160121266645</text:p>
          </table:table-cell>
          <table:table-cell table:formula="of:=RAND()" office:value-type="float" office:value="0.104299745992507" calcext:value-type="float">
            <text:p>0.104299745992507</text:p>
          </table:table-cell>
          <table:table-cell table:formula="of:=RAND()" office:value-type="float" office:value="0.993313428504164" calcext:value-type="float">
            <text:p>0.993313428504164</text:p>
          </table:table-cell>
          <table:table-cell table:formula="of:=RAND()" office:value-type="float" office:value="0.310054288666862" calcext:value-type="float">
            <text:p>0.310054288666862</text:p>
          </table:table-cell>
          <table:table-cell table:formula="of:=RAND()" office:value-type="float" office:value="0.293898248004271" calcext:value-type="float">
            <text:p>0.293898248004271</text:p>
          </table:table-cell>
          <table:table-cell table:formula="of:=RAND()" office:value-type="float" office:value="0.23426994512378" calcext:value-type="float">
            <text:p>0.23426994512378</text:p>
          </table:table-cell>
          <table:table-cell table:formula="of:=RAND()" office:value-type="float" office:value="0.28577032660771" calcext:value-type="float">
            <text:p>0.28577032660771</text:p>
          </table:table-cell>
          <table:table-cell table:formula="of:=((RAND())*2)" office:value-type="float" office:value="1.33997890195943" calcext:value-type="float">
            <text:p>1.33997890195943</text:p>
          </table:table-cell>
          <table:table-cell table:formula="of:=((RAND())*2)" office:value-type="float" office:value="1.32852255236253" calcext:value-type="float">
            <text:p>1.32852255236253</text:p>
          </table:table-cell>
          <table:table-cell table:formula="of:=((RAND())*2)" office:value-type="float" office:value="1.32088268721483" calcext:value-type="float">
            <text:p>1.32088268721483</text:p>
          </table:table-cell>
          <table:table-cell table:formula="of:=((RAND())*2)" office:value-type="float" office:value="1.65194102492803" calcext:value-type="float">
            <text:p>1.65194102492803</text:p>
          </table:table-cell>
          <table:table-cell table:formula="of:=((RAND())*2)" office:value-type="float" office:value="0.183870767734768" calcext:value-type="float">
            <text:p>0.183870767734768</text:p>
          </table:table-cell>
          <table:table-cell table:formula="of:=((RAND())*2)" office:value-type="float" office:value="0.346279535274528" calcext:value-type="float">
            <text:p>0.346279535274528</text:p>
          </table:table-cell>
          <table:table-cell table:formula="of:=((RAND())*2)" office:value-type="float" office:value="1.22615471336355" calcext:value-type="float">
            <text:p>1.22615471336355</text:p>
          </table:table-cell>
          <table:table-cell table:formula="of:=((RAND())*2)" office:value-type="float" office:value="1.41290293398892" calcext:value-type="float">
            <text:p>1.41290293398892</text:p>
          </table:table-cell>
          <table:table-cell table:formula="of:=((RAND())*2)" office:value-type="float" office:value="0.0473896155863732" calcext:value-type="float">
            <text:p>0.0473896155863732</text:p>
          </table:table-cell>
          <table:table-cell table:formula="of:=((RAND())*2)" office:value-type="float" office:value="0.573179975259256" calcext:value-type="float">
            <text:p>0.573179975259256</text:p>
          </table:table-cell>
          <table:table-cell table:formula="of:=((RAND())*2)" office:value-type="float" office:value="0.12292924206295" calcext:value-type="float">
            <text:p>0.12292924206295</text:p>
          </table:table-cell>
          <table:table-cell table:formula="of:=((RAND())*2)" office:value-type="float" office:value="1.97783949963797" calcext:value-type="float">
            <text:p>1.97783949963797</text:p>
          </table:table-cell>
          <table:table-cell table:formula="of:=((RAND())*2)" office:value-type="float" office:value="1.02776414899013" calcext:value-type="float">
            <text:p>1.02776414899013</text:p>
          </table:table-cell>
          <table:table-cell table:formula="of:=((RAND())*2)" office:value-type="float" office:value="1.39662672112802" calcext:value-type="float">
            <text:p>1.39662672112802</text:p>
          </table:table-cell>
          <table:table-cell table:formula="of:=((RAND())*2)" office:value-type="float" office:value="0.609189968657216" calcext:value-type="float">
            <text:p>0.609189968657216</text:p>
          </table:table-cell>
        </table:table-row>
        <table:table-row table:style-name="ro1">
          <table:table-cell office:value-type="string" calcext:value-type="string">
            <text:p>observation_7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682467548314451" calcext:value-type="float">
            <text:p>0.682467548314451</text:p>
          </table:table-cell>
          <table:table-cell table:formula="of:=RAND()" office:value-type="float" office:value="0.481975913117385" calcext:value-type="float">
            <text:p>0.481975913117385</text:p>
          </table:table-cell>
          <table:table-cell table:formula="of:=RAND()" office:value-type="float" office:value="0.175030358083473" calcext:value-type="float">
            <text:p>0.175030358083473</text:p>
          </table:table-cell>
          <table:table-cell table:formula="of:=RAND()" office:value-type="float" office:value="0.797004038019278" calcext:value-type="float">
            <text:p>0.797004038019278</text:p>
          </table:table-cell>
          <table:table-cell table:formula="of:=RAND()" office:value-type="float" office:value="0.816408945647581" calcext:value-type="float">
            <text:p>0.816408945647581</text:p>
          </table:table-cell>
          <table:table-cell table:formula="of:=RAND()" office:value-type="float" office:value="0.356002060572175" calcext:value-type="float">
            <text:p>0.356002060572175</text:p>
          </table:table-cell>
          <table:table-cell table:formula="of:=RAND()" office:value-type="float" office:value="0.997575827582098" calcext:value-type="float">
            <text:p>0.997575827582098</text:p>
          </table:table-cell>
          <table:table-cell table:formula="of:=RAND()" office:value-type="float" office:value="0.592820544888055" calcext:value-type="float">
            <text:p>0.592820544888055</text:p>
          </table:table-cell>
          <table:table-cell table:formula="of:=RAND()" office:value-type="float" office:value="0.0488852556381777" calcext:value-type="float">
            <text:p>0.0488852556381777</text:p>
          </table:table-cell>
          <table:table-cell table:formula="of:=RAND()" office:value-type="float" office:value="0.503761967325134" calcext:value-type="float">
            <text:p>0.503761967325134</text:p>
          </table:table-cell>
          <table:table-cell table:formula="of:=RAND()" office:value-type="float" office:value="0.455254403007929" calcext:value-type="float">
            <text:p>0.455254403007929</text:p>
          </table:table-cell>
          <table:table-cell table:formula="of:=RAND()" office:value-type="float" office:value="0.976944003555082" calcext:value-type="float">
            <text:p>0.976944003555082</text:p>
          </table:table-cell>
          <table:table-cell table:formula="of:=RAND()" office:value-type="float" office:value="0.729425790980581" calcext:value-type="float">
            <text:p>0.729425790980581</text:p>
          </table:table-cell>
          <table:table-cell table:formula="of:=RAND()" office:value-type="float" office:value="0.466522001076854" calcext:value-type="float">
            <text:p>0.466522001076854</text:p>
          </table:table-cell>
          <table:table-cell table:formula="of:=RAND()" office:value-type="float" office:value="0.48884111397549" calcext:value-type="float">
            <text:p>0.48884111397549</text:p>
          </table:table-cell>
          <table:table-cell table:formula="of:=((RAND())*2)" office:value-type="float" office:value="1.44170422949922" calcext:value-type="float">
            <text:p>1.44170422949922</text:p>
          </table:table-cell>
          <table:table-cell table:formula="of:=((RAND())*2)" office:value-type="float" office:value="1.04040179846064" calcext:value-type="float">
            <text:p>1.04040179846064</text:p>
          </table:table-cell>
          <table:table-cell table:formula="of:=((RAND())*2)" office:value-type="float" office:value="1.70300044940748" calcext:value-type="float">
            <text:p>1.70300044940748</text:p>
          </table:table-cell>
          <table:table-cell table:formula="of:=((RAND())*2)" office:value-type="float" office:value="0.504905537973237" calcext:value-type="float">
            <text:p>0.504905537973237</text:p>
          </table:table-cell>
          <table:table-cell table:formula="of:=((RAND())*2)" office:value-type="float" office:value="0.657213412421778" calcext:value-type="float">
            <text:p>0.657213412421778</text:p>
          </table:table-cell>
          <table:table-cell table:formula="of:=((RAND())*2)" office:value-type="float" office:value="0.0894509331943843" calcext:value-type="float">
            <text:p>0.0894509331943843</text:p>
          </table:table-cell>
          <table:table-cell table:formula="of:=((RAND())*2)" office:value-type="float" office:value="1.31195642162023" calcext:value-type="float">
            <text:p>1.31195642162023</text:p>
          </table:table-cell>
          <table:table-cell table:formula="of:=((RAND())*2)" office:value-type="float" office:value="0.562542810983476" calcext:value-type="float">
            <text:p>0.562542810983476</text:p>
          </table:table-cell>
          <table:table-cell table:formula="of:=((RAND())*2)" office:value-type="float" office:value="0.336251037607439" calcext:value-type="float">
            <text:p>0.336251037607439</text:p>
          </table:table-cell>
          <table:table-cell table:formula="of:=((RAND())*2)" office:value-type="float" office:value="1.47396516953183" calcext:value-type="float">
            <text:p>1.47396516953183</text:p>
          </table:table-cell>
          <table:table-cell table:formula="of:=((RAND())*2)" office:value-type="float" office:value="1.59511135936356" calcext:value-type="float">
            <text:p>1.59511135936356</text:p>
          </table:table-cell>
          <table:table-cell table:formula="of:=((RAND())*2)" office:value-type="float" office:value="0.645679654621336" calcext:value-type="float">
            <text:p>0.645679654621336</text:p>
          </table:table-cell>
          <table:table-cell table:formula="of:=((RAND())*2)" office:value-type="float" office:value="0.250576007674798" calcext:value-type="float">
            <text:p>0.250576007674798</text:p>
          </table:table-cell>
          <table:table-cell table:formula="of:=((RAND())*2)" office:value-type="float" office:value="1.67501100400523" calcext:value-type="float">
            <text:p>1.67501100400523</text:p>
          </table:table-cell>
          <table:table-cell table:formula="of:=((RAND())*2)" office:value-type="float" office:value="1.71796284984576" calcext:value-type="float">
            <text:p>1.71796284984576</text:p>
          </table:table-cell>
        </table:table-row>
        <table:table-row table:style-name="ro1">
          <table:table-cell office:value-type="string" calcext:value-type="string">
            <text:p>observation_8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911119803129235" calcext:value-type="float">
            <text:p>0.911119803129235</text:p>
          </table:table-cell>
          <table:table-cell table:formula="of:=RAND()" office:value-type="float" office:value="0.509313367479097" calcext:value-type="float">
            <text:p>0.509313367479097</text:p>
          </table:table-cell>
          <table:table-cell table:formula="of:=RAND()" office:value-type="float" office:value="0.463410640530358" calcext:value-type="float">
            <text:p>0.463410640530358</text:p>
          </table:table-cell>
          <table:table-cell table:formula="of:=RAND()" office:value-type="float" office:value="0.283836512096362" calcext:value-type="float">
            <text:p>0.283836512096362</text:p>
          </table:table-cell>
          <table:table-cell table:formula="of:=RAND()" office:value-type="float" office:value="0.785364842422825" calcext:value-type="float">
            <text:p>0.785364842422825</text:p>
          </table:table-cell>
          <table:table-cell table:formula="of:=RAND()" office:value-type="float" office:value="0.662870316688186" calcext:value-type="float">
            <text:p>0.662870316688186</text:p>
          </table:table-cell>
          <table:table-cell table:formula="of:=RAND()" office:value-type="float" office:value="0.00283709418820615" calcext:value-type="float">
            <text:p>0.00283709418820615</text:p>
          </table:table-cell>
          <table:table-cell table:formula="of:=RAND()" office:value-type="float" office:value="0.48811913544191" calcext:value-type="float">
            <text:p>0.48811913544191</text:p>
          </table:table-cell>
          <table:table-cell table:formula="of:=RAND()" office:value-type="float" office:value="0.888210242352863" calcext:value-type="float">
            <text:p>0.888210242352863</text:p>
          </table:table-cell>
          <table:table-cell table:formula="of:=RAND()" office:value-type="float" office:value="0.711308214135369" calcext:value-type="float">
            <text:p>0.711308214135369</text:p>
          </table:table-cell>
          <table:table-cell table:formula="of:=RAND()" office:value-type="float" office:value="0.0809333818669857" calcext:value-type="float">
            <text:p>0.0809333818669857</text:p>
          </table:table-cell>
          <table:table-cell table:formula="of:=RAND()" office:value-type="float" office:value="0.949314238983506" calcext:value-type="float">
            <text:p>0.949314238983506</text:p>
          </table:table-cell>
          <table:table-cell table:formula="of:=RAND()" office:value-type="float" office:value="0.0857215232732084" calcext:value-type="float">
            <text:p>0.0857215232732084</text:p>
          </table:table-cell>
          <table:table-cell table:formula="of:=RAND()" office:value-type="float" office:value="0.480086355974968" calcext:value-type="float">
            <text:p>0.480086355974968</text:p>
          </table:table-cell>
          <table:table-cell table:formula="of:=RAND()" office:value-type="float" office:value="0.432159884537004" calcext:value-type="float">
            <text:p>0.432159884537004</text:p>
          </table:table-cell>
          <table:table-cell table:formula="of:=((RAND())*2)" office:value-type="float" office:value="1.60477888625748" calcext:value-type="float">
            <text:p>1.60477888625748</text:p>
          </table:table-cell>
          <table:table-cell table:formula="of:=((RAND())*2)" office:value-type="float" office:value="0.755163645373414" calcext:value-type="float">
            <text:p>0.755163645373414</text:p>
          </table:table-cell>
          <table:table-cell table:formula="of:=((RAND())*2)" office:value-type="float" office:value="0.383306513470873" calcext:value-type="float">
            <text:p>0.383306513470873</text:p>
          </table:table-cell>
          <table:table-cell table:formula="of:=((RAND())*2)" office:value-type="float" office:value="1.91626018438246" calcext:value-type="float">
            <text:p>1.91626018438246</text:p>
          </table:table-cell>
          <table:table-cell table:formula="of:=((RAND())*2)" office:value-type="float" office:value="0.308702678996682" calcext:value-type="float">
            <text:p>0.308702678996682</text:p>
          </table:table-cell>
          <table:table-cell table:formula="of:=((RAND())*2)" office:value-type="float" office:value="0.59605499926041" calcext:value-type="float">
            <text:p>0.59605499926041</text:p>
          </table:table-cell>
          <table:table-cell table:formula="of:=((RAND())*2)" office:value-type="float" office:value="1.76600679096935" calcext:value-type="float">
            <text:p>1.76600679096935</text:p>
          </table:table-cell>
          <table:table-cell table:formula="of:=((RAND())*2)" office:value-type="float" office:value="0.00971001073400877" calcext:value-type="float">
            <text:p>0.00971001073400877</text:p>
          </table:table-cell>
          <table:table-cell table:formula="of:=((RAND())*2)" office:value-type="float" office:value="0.73823249542644" calcext:value-type="float">
            <text:p>0.73823249542644</text:p>
          </table:table-cell>
          <table:table-cell table:formula="of:=((RAND())*2)" office:value-type="float" office:value="1.9297516067835" calcext:value-type="float">
            <text:p>1.9297516067835</text:p>
          </table:table-cell>
          <table:table-cell table:formula="of:=((RAND())*2)" office:value-type="float" office:value="0.34805595739304" calcext:value-type="float">
            <text:p>0.34805595739304</text:p>
          </table:table-cell>
          <table:table-cell table:formula="of:=((RAND())*2)" office:value-type="float" office:value="1.85491682179615" calcext:value-type="float">
            <text:p>1.85491682179615</text:p>
          </table:table-cell>
          <table:table-cell table:formula="of:=((RAND())*2)" office:value-type="float" office:value="1.1944677487796" calcext:value-type="float">
            <text:p>1.1944677487796</text:p>
          </table:table-cell>
          <table:table-cell table:formula="of:=((RAND())*2)" office:value-type="float" office:value="1.21132234841908" calcext:value-type="float">
            <text:p>1.21132234841908</text:p>
          </table:table-cell>
          <table:table-cell table:formula="of:=((RAND())*2)" office:value-type="float" office:value="1.70684248686023" calcext:value-type="float">
            <text:p>1.70684248686023</text:p>
          </table:table-cell>
        </table:table-row>
        <table:table-row table:style-name="ro1">
          <table:table-cell office:value-type="string" calcext:value-type="string">
            <text:p>observation_9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284671672177704" calcext:value-type="float">
            <text:p>0.284671672177704</text:p>
          </table:table-cell>
          <table:table-cell table:formula="of:=RAND()" office:value-type="float" office:value="0.638196173280348" calcext:value-type="float">
            <text:p>0.638196173280348</text:p>
          </table:table-cell>
          <table:table-cell table:formula="of:=RAND()" office:value-type="float" office:value="0.628167787086495" calcext:value-type="float">
            <text:p>0.628167787086495</text:p>
          </table:table-cell>
          <table:table-cell table:formula="of:=RAND()" office:value-type="float" office:value="0.278824745295188" calcext:value-type="float">
            <text:p>0.278824745295188</text:p>
          </table:table-cell>
          <table:table-cell table:formula="of:=RAND()" office:value-type="float" office:value="0.926986016435885" calcext:value-type="float">
            <text:p>0.926986016435885</text:p>
          </table:table-cell>
          <table:table-cell table:formula="of:=RAND()" office:value-type="float" office:value="0.00173534384786023" calcext:value-type="float">
            <text:p>0.00173534384786023</text:p>
          </table:table-cell>
          <table:table-cell table:formula="of:=RAND()" office:value-type="float" office:value="0.0840865183613012" calcext:value-type="float">
            <text:p>0.0840865183613012</text:p>
          </table:table-cell>
          <table:table-cell table:formula="of:=RAND()" office:value-type="float" office:value="0.493630280387484" calcext:value-type="float">
            <text:p>0.493630280387484</text:p>
          </table:table-cell>
          <table:table-cell table:formula="of:=RAND()" office:value-type="float" office:value="0.483071396651986" calcext:value-type="float">
            <text:p>0.483071396651986</text:p>
          </table:table-cell>
          <table:table-cell table:formula="of:=RAND()" office:value-type="float" office:value="0.453465638784879" calcext:value-type="float">
            <text:p>0.453465638784879</text:p>
          </table:table-cell>
          <table:table-cell table:formula="of:=RAND()" office:value-type="float" office:value="0.649427260847331" calcext:value-type="float">
            <text:p>0.649427260847331</text:p>
          </table:table-cell>
          <table:table-cell table:formula="of:=RAND()" office:value-type="float" office:value="0.334862027381096" calcext:value-type="float">
            <text:p>0.334862027381096</text:p>
          </table:table-cell>
          <table:table-cell table:formula="of:=RAND()" office:value-type="float" office:value="0.536302293239942" calcext:value-type="float">
            <text:p>0.536302293239942</text:p>
          </table:table-cell>
          <table:table-cell table:formula="of:=RAND()" office:value-type="float" office:value="0.0490367475904294" calcext:value-type="float">
            <text:p>0.0490367475904294</text:p>
          </table:table-cell>
          <table:table-cell table:formula="of:=RAND()" office:value-type="float" office:value="0.961132026431995" calcext:value-type="float">
            <text:p>0.961132026431995</text:p>
          </table:table-cell>
          <table:table-cell table:formula="of:=((RAND())*2)" office:value-type="float" office:value="1.53020687004273" calcext:value-type="float">
            <text:p>1.53020687004273</text:p>
          </table:table-cell>
          <table:table-cell table:formula="of:=((RAND())*2)" office:value-type="float" office:value="0.163761801326893" calcext:value-type="float">
            <text:p>0.163761801326893</text:p>
          </table:table-cell>
          <table:table-cell table:formula="of:=((RAND())*2)" office:value-type="float" office:value="0.158302835690393" calcext:value-type="float">
            <text:p>0.158302835690393</text:p>
          </table:table-cell>
          <table:table-cell table:formula="of:=((RAND())*2)" office:value-type="float" office:value="1.98933744712445" calcext:value-type="float">
            <text:p>1.98933744712445</text:p>
          </table:table-cell>
          <table:table-cell table:formula="of:=((RAND())*2)" office:value-type="float" office:value="1.11771695049324" calcext:value-type="float">
            <text:p>1.11771695049324</text:p>
          </table:table-cell>
          <table:table-cell table:formula="of:=((RAND())*2)" office:value-type="float" office:value="1.00035614176539" calcext:value-type="float">
            <text:p>1.00035614176539</text:p>
          </table:table-cell>
          <table:table-cell table:formula="of:=((RAND())*2)" office:value-type="float" office:value="0.756737260867225" calcext:value-type="float">
            <text:p>0.756737260867225</text:p>
          </table:table-cell>
          <table:table-cell table:formula="of:=((RAND())*2)" office:value-type="float" office:value="1.68177746558124" calcext:value-type="float">
            <text:p>1.68177746558124</text:p>
          </table:table-cell>
          <table:table-cell table:formula="of:=((RAND())*2)" office:value-type="float" office:value="0.288339181270274" calcext:value-type="float">
            <text:p>0.288339181270274</text:p>
          </table:table-cell>
          <table:table-cell table:formula="of:=((RAND())*2)" office:value-type="float" office:value="0.936967266685223" calcext:value-type="float">
            <text:p>0.936967266685223</text:p>
          </table:table-cell>
          <table:table-cell table:formula="of:=((RAND())*2)" office:value-type="float" office:value="1.95931007070937" calcext:value-type="float">
            <text:p>1.95931007070937</text:p>
          </table:table-cell>
          <table:table-cell table:formula="of:=((RAND())*2)" office:value-type="float" office:value="1.53301593090728" calcext:value-type="float">
            <text:p>1.53301593090728</text:p>
          </table:table-cell>
          <table:table-cell table:formula="of:=((RAND())*2)" office:value-type="float" office:value="1.3009808348541" calcext:value-type="float">
            <text:p>1.3009808348541</text:p>
          </table:table-cell>
          <table:table-cell table:formula="of:=((RAND())*2)" office:value-type="float" office:value="1.10687191277095" calcext:value-type="float">
            <text:p>1.10687191277095</text:p>
          </table:table-cell>
          <table:table-cell table:formula="of:=((RAND())*2)" office:value-type="float" office:value="0.517886163352764" calcext:value-type="float">
            <text:p>0.517886163352764</text:p>
          </table:table-cell>
        </table:table-row>
        <table:table-row table:style-name="ro1">
          <table:table-cell office:value-type="string" calcext:value-type="string">
            <text:p>observation_10</text:p>
          </table:table-cell>
          <table:table-cell office:value-type="string" calcext:value-type="string">
            <text:p>group_1</text:p>
          </table:table-cell>
          <table:table-cell table:formula="of:=RAND()" office:value-type="float" office:value="0.650458246218198" calcext:value-type="float">
            <text:p>0.650458246218198</text:p>
          </table:table-cell>
          <table:table-cell table:formula="of:=RAND()" office:value-type="float" office:value="0.732437935264178" calcext:value-type="float">
            <text:p>0.732437935264178</text:p>
          </table:table-cell>
          <table:table-cell table:formula="of:=RAND()" office:value-type="float" office:value="0.147684247520327" calcext:value-type="float">
            <text:p>0.147684247520327</text:p>
          </table:table-cell>
          <table:table-cell table:formula="of:=RAND()" office:value-type="float" office:value="0.117692902564262" calcext:value-type="float">
            <text:p>0.117692902564262</text:p>
          </table:table-cell>
          <table:table-cell table:formula="of:=RAND()" office:value-type="float" office:value="0.533011298115265" calcext:value-type="float">
            <text:p>0.533011298115265</text:p>
          </table:table-cell>
          <table:table-cell table:formula="of:=RAND()" office:value-type="float" office:value="0.987536029635413" calcext:value-type="float">
            <text:p>0.987536029635413</text:p>
          </table:table-cell>
          <table:table-cell table:formula="of:=RAND()" office:value-type="float" office:value="0.597329714370707" calcext:value-type="float">
            <text:p>0.597329714370707</text:p>
          </table:table-cell>
          <table:table-cell table:formula="of:=RAND()" office:value-type="float" office:value="0.487710097192581" calcext:value-type="float">
            <text:p>0.487710097192581</text:p>
          </table:table-cell>
          <table:table-cell table:formula="of:=RAND()" office:value-type="float" office:value="0.630996637587103" calcext:value-type="float">
            <text:p>0.630996637587103</text:p>
          </table:table-cell>
          <table:table-cell table:formula="of:=RAND()" office:value-type="float" office:value="0.685589360877736" calcext:value-type="float">
            <text:p>0.685589360877736</text:p>
          </table:table-cell>
          <table:table-cell table:formula="of:=RAND()" office:value-type="float" office:value="0.472474444992596" calcext:value-type="float">
            <text:p>0.472474444992596</text:p>
          </table:table-cell>
          <table:table-cell table:formula="of:=RAND()" office:value-type="float" office:value="0.940955250958104" calcext:value-type="float">
            <text:p>0.940955250958104</text:p>
          </table:table-cell>
          <table:table-cell table:formula="of:=RAND()" office:value-type="float" office:value="0.269846535875336" calcext:value-type="float">
            <text:p>0.269846535875336</text:p>
          </table:table-cell>
          <table:table-cell table:formula="of:=RAND()" office:value-type="float" office:value="0.745284153836658" calcext:value-type="float">
            <text:p>0.745284153836658</text:p>
          </table:table-cell>
          <table:table-cell table:formula="of:=RAND()" office:value-type="float" office:value="0.208934822067153" calcext:value-type="float">
            <text:p>0.208934822067153</text:p>
          </table:table-cell>
          <table:table-cell table:formula="of:=((RAND())*2)" office:value-type="float" office:value="1.66725398139901" calcext:value-type="float">
            <text:p>1.66725398139901</text:p>
          </table:table-cell>
          <table:table-cell table:formula="of:=((RAND())*2)" office:value-type="float" office:value="1.64534588367232" calcext:value-type="float">
            <text:p>1.64534588367232</text:p>
          </table:table-cell>
          <table:table-cell table:formula="of:=((RAND())*2)" office:value-type="float" office:value="0.376886891276654" calcext:value-type="float">
            <text:p>0.376886891276654</text:p>
          </table:table-cell>
          <table:table-cell table:formula="of:=((RAND())*2)" office:value-type="float" office:value="1.31288538242073" calcext:value-type="float">
            <text:p>1.31288538242073</text:p>
          </table:table-cell>
          <table:table-cell table:formula="of:=((RAND())*2)" office:value-type="float" office:value="0.904298106491592" calcext:value-type="float">
            <text:p>0.904298106491592</text:p>
          </table:table-cell>
          <table:table-cell table:formula="of:=((RAND())*2)" office:value-type="float" office:value="1.78166726278663" calcext:value-type="float">
            <text:p>1.78166726278663</text:p>
          </table:table-cell>
          <table:table-cell table:formula="of:=((RAND())*2)" office:value-type="float" office:value="1.54034143362011" calcext:value-type="float">
            <text:p>1.54034143362011</text:p>
          </table:table-cell>
          <table:table-cell table:formula="of:=((RAND())*2)" office:value-type="float" office:value="1.97542464240896" calcext:value-type="float">
            <text:p>1.97542464240896</text:p>
          </table:table-cell>
          <table:table-cell table:formula="of:=((RAND())*2)" office:value-type="float" office:value="0.325099567916691" calcext:value-type="float">
            <text:p>0.325099567916691</text:p>
          </table:table-cell>
          <table:table-cell table:formula="of:=((RAND())*2)" office:value-type="float" office:value="1.88630596579113" calcext:value-type="float">
            <text:p>1.88630596579113</text:p>
          </table:table-cell>
          <table:table-cell table:formula="of:=((RAND())*2)" office:value-type="float" office:value="1.86992973182813" calcext:value-type="float">
            <text:p>1.86992973182813</text:p>
          </table:table-cell>
          <table:table-cell table:formula="of:=((RAND())*2)" office:value-type="float" office:value="0.169607767378134" calcext:value-type="float">
            <text:p>0.169607767378134</text:p>
          </table:table-cell>
          <table:table-cell table:formula="of:=((RAND())*2)" office:value-type="float" office:value="0.233517671394068" calcext:value-type="float">
            <text:p>0.233517671394068</text:p>
          </table:table-cell>
          <table:table-cell table:formula="of:=((RAND())*2)" office:value-type="float" office:value="0.0234618219140736" calcext:value-type="float">
            <text:p>0.0234618219140736</text:p>
          </table:table-cell>
          <table:table-cell table:formula="of:=((RAND())*2)" office:value-type="float" office:value="0.152686967205092" calcext:value-type="float">
            <text:p>0.152686967205092</text:p>
          </table:table-cell>
        </table:table-row>
        <table:table-row table:style-name="ro1">
          <table:table-cell office:value-type="string" calcext:value-type="string">
            <text:p>observation_11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798559983550144" calcext:value-type="float">
            <text:p>0.798559983550144</text:p>
          </table:table-cell>
          <table:table-cell table:formula="of:=RAND()" office:value-type="float" office:value="0.149548232146024" calcext:value-type="float">
            <text:p>0.149548232146024</text:p>
          </table:table-cell>
          <table:table-cell table:formula="of:=RAND()" office:value-type="float" office:value="0.125942553553543" calcext:value-type="float">
            <text:p>0.125942553553543</text:p>
          </table:table-cell>
          <table:table-cell table:formula="of:=RAND()" office:value-type="float" office:value="0.118583157497093" calcext:value-type="float">
            <text:p>0.118583157497093</text:p>
          </table:table-cell>
          <table:table-cell table:formula="of:=RAND()" office:value-type="float" office:value="0.0278505302007192" calcext:value-type="float">
            <text:p>0.0278505302007192</text:p>
          </table:table-cell>
          <table:table-cell table:formula="of:=RAND()" office:value-type="float" office:value="0.731810357798559" calcext:value-type="float">
            <text:p>0.731810357798559</text:p>
          </table:table-cell>
          <table:table-cell table:formula="of:=RAND()" office:value-type="float" office:value="0.141682732368727" calcext:value-type="float">
            <text:p>0.141682732368727</text:p>
          </table:table-cell>
          <table:table-cell table:formula="of:=RAND()" office:value-type="float" office:value="0.640056330281154" calcext:value-type="float">
            <text:p>0.640056330281154</text:p>
          </table:table-cell>
          <table:table-cell table:formula="of:=RAND()" office:value-type="float" office:value="0.957671925047528" calcext:value-type="float">
            <text:p>0.957671925047528</text:p>
          </table:table-cell>
          <table:table-cell table:formula="of:=RAND()" office:value-type="float" office:value="0.818369250176133" calcext:value-type="float">
            <text:p>0.818369250176133</text:p>
          </table:table-cell>
          <table:table-cell table:formula="of:=RAND()" office:value-type="float" office:value="0.206022107514223" calcext:value-type="float">
            <text:p>0.206022107514223</text:p>
          </table:table-cell>
          <table:table-cell table:formula="of:=RAND()" office:value-type="float" office:value="0.429187735375262" calcext:value-type="float">
            <text:p>0.429187735375262</text:p>
          </table:table-cell>
          <table:table-cell table:formula="of:=RAND()" office:value-type="float" office:value="0.828910222823598" calcext:value-type="float">
            <text:p>0.828910222823598</text:p>
          </table:table-cell>
          <table:table-cell table:formula="of:=RAND()" office:value-type="float" office:value="0.874176596437945" calcext:value-type="float">
            <text:p>0.874176596437945</text:p>
          </table:table-cell>
          <table:table-cell table:formula="of:=RAND()" office:value-type="float" office:value="0.220147702749358" calcext:value-type="float">
            <text:p>0.220147702749358</text:p>
          </table:table-cell>
          <table:table-cell table:formula="of:=((RAND())*2)" office:value-type="float" office:value="0.859464812137935" calcext:value-type="float">
            <text:p>0.859464812137935</text:p>
          </table:table-cell>
          <table:table-cell table:formula="of:=((RAND())*2)" office:value-type="float" office:value="0.343292301397431" calcext:value-type="float">
            <text:p>0.343292301397431</text:p>
          </table:table-cell>
          <table:table-cell table:formula="of:=((RAND())*2)" office:value-type="float" office:value="1.94128376115508" calcext:value-type="float">
            <text:p>1.94128376115508</text:p>
          </table:table-cell>
          <table:table-cell table:formula="of:=((RAND())*2)" office:value-type="float" office:value="0.26485982968586" calcext:value-type="float">
            <text:p>0.26485982968586</text:p>
          </table:table-cell>
          <table:table-cell table:formula="of:=((RAND())*2)" office:value-type="float" office:value="1.66855940167422" calcext:value-type="float">
            <text:p>1.66855940167422</text:p>
          </table:table-cell>
          <table:table-cell table:formula="of:=((RAND())*2)" office:value-type="float" office:value="0.856127917572295" calcext:value-type="float">
            <text:p>0.856127917572295</text:p>
          </table:table-cell>
          <table:table-cell table:formula="of:=((RAND())*2)" office:value-type="float" office:value="1.18629531532775" calcext:value-type="float">
            <text:p>1.18629531532775</text:p>
          </table:table-cell>
          <table:table-cell table:formula="of:=((RAND())*2)" office:value-type="float" office:value="0.578745079202183" calcext:value-type="float">
            <text:p>0.578745079202183</text:p>
          </table:table-cell>
          <table:table-cell table:formula="of:=((RAND())*2)" office:value-type="float" office:value="0.744869892690016" calcext:value-type="float">
            <text:p>0.744869892690016</text:p>
          </table:table-cell>
          <table:table-cell table:formula="of:=((RAND())*2)" office:value-type="float" office:value="1.56169880009571" calcext:value-type="float">
            <text:p>1.56169880009571</text:p>
          </table:table-cell>
          <table:table-cell table:formula="of:=((RAND())*2)" office:value-type="float" office:value="1.62534651872538" calcext:value-type="float">
            <text:p>1.62534651872538</text:p>
          </table:table-cell>
          <table:table-cell table:formula="of:=((RAND())*2)" office:value-type="float" office:value="1.69326424091244" calcext:value-type="float">
            <text:p>1.69326424091244</text:p>
          </table:table-cell>
          <table:table-cell table:formula="of:=((RAND())*2)" office:value-type="float" office:value="0.996525915597498" calcext:value-type="float">
            <text:p>0.996525915597498</text:p>
          </table:table-cell>
          <table:table-cell table:formula="of:=((RAND())*2)" office:value-type="float" office:value="0.414373818243448" calcext:value-type="float">
            <text:p>0.414373818243448</text:p>
          </table:table-cell>
          <table:table-cell table:formula="of:=((RAND())*2)" office:value-type="float" office:value="1.59575266982761" calcext:value-type="float">
            <text:p>1.59575266982761</text:p>
          </table:table-cell>
        </table:table-row>
        <table:table-row table:style-name="ro1">
          <table:table-cell office:value-type="string" calcext:value-type="string">
            <text:p>observation_12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389193492877895" calcext:value-type="float">
            <text:p>0.389193492877895</text:p>
          </table:table-cell>
          <table:table-cell table:formula="of:=RAND()" office:value-type="float" office:value="0.811114466890938" calcext:value-type="float">
            <text:p>0.811114466890938</text:p>
          </table:table-cell>
          <table:table-cell table:formula="of:=RAND()" office:value-type="float" office:value="0.6681689999563" calcext:value-type="float">
            <text:p>0.6681689999563</text:p>
          </table:table-cell>
          <table:table-cell table:formula="of:=RAND()" office:value-type="float" office:value="0.259251607144719" calcext:value-type="float">
            <text:p>0.259251607144719</text:p>
          </table:table-cell>
          <table:table-cell table:formula="of:=RAND()" office:value-type="float" office:value="0.680925195694779" calcext:value-type="float">
            <text:p>0.680925195694779</text:p>
          </table:table-cell>
          <table:table-cell table:formula="of:=RAND()" office:value-type="float" office:value="0.531064438929844" calcext:value-type="float">
            <text:p>0.531064438929844</text:p>
          </table:table-cell>
          <table:table-cell table:formula="of:=RAND()" office:value-type="float" office:value="0.976887745212559" calcext:value-type="float">
            <text:p>0.976887745212559</text:p>
          </table:table-cell>
          <table:table-cell table:formula="of:=RAND()" office:value-type="float" office:value="0.608078438317745" calcext:value-type="float">
            <text:p>0.608078438317745</text:p>
          </table:table-cell>
          <table:table-cell table:formula="of:=RAND()" office:value-type="float" office:value="0.0243325968026853" calcext:value-type="float">
            <text:p>0.0243325968026853</text:p>
          </table:table-cell>
          <table:table-cell table:formula="of:=RAND()" office:value-type="float" office:value="0.129237522171937" calcext:value-type="float">
            <text:p>0.129237522171937</text:p>
          </table:table-cell>
          <table:table-cell table:formula="of:=RAND()" office:value-type="float" office:value="0.160521115093397" calcext:value-type="float">
            <text:p>0.160521115093397</text:p>
          </table:table-cell>
          <table:table-cell table:formula="of:=RAND()" office:value-type="float" office:value="0.676723613943037" calcext:value-type="float">
            <text:p>0.676723613943037</text:p>
          </table:table-cell>
          <table:table-cell table:formula="of:=RAND()" office:value-type="float" office:value="0.422576121278836" calcext:value-type="float">
            <text:p>0.422576121278836</text:p>
          </table:table-cell>
          <table:table-cell table:formula="of:=RAND()" office:value-type="float" office:value="0.501251550044733" calcext:value-type="float">
            <text:p>0.501251550044733</text:p>
          </table:table-cell>
          <table:table-cell table:formula="of:=RAND()" office:value-type="float" office:value="0.776115531173567" calcext:value-type="float">
            <text:p>0.776115531173567</text:p>
          </table:table-cell>
          <table:table-cell table:formula="of:=((RAND())*2)" office:value-type="float" office:value="1.77437476486812" calcext:value-type="float">
            <text:p>1.77437476486812</text:p>
          </table:table-cell>
          <table:table-cell table:formula="of:=((RAND())*2)" office:value-type="float" office:value="0.55597180832285" calcext:value-type="float">
            <text:p>0.55597180832285</text:p>
          </table:table-cell>
          <table:table-cell table:formula="of:=((RAND())*2)" office:value-type="float" office:value="1.65710383488239" calcext:value-type="float">
            <text:p>1.65710383488239</text:p>
          </table:table-cell>
          <table:table-cell table:formula="of:=((RAND())*2)" office:value-type="float" office:value="1.52980505044719" calcext:value-type="float">
            <text:p>1.52980505044719</text:p>
          </table:table-cell>
          <table:table-cell table:formula="of:=((RAND())*2)" office:value-type="float" office:value="1.75750325356797" calcext:value-type="float">
            <text:p>1.75750325356797</text:p>
          </table:table-cell>
          <table:table-cell table:formula="of:=((RAND())*2)" office:value-type="float" office:value="0.112518772039169" calcext:value-type="float">
            <text:p>0.112518772039169</text:p>
          </table:table-cell>
          <table:table-cell table:formula="of:=((RAND())*2)" office:value-type="float" office:value="1.46870590387326" calcext:value-type="float">
            <text:p>1.46870590387326</text:p>
          </table:table-cell>
          <table:table-cell table:formula="of:=((RAND())*2)" office:value-type="float" office:value="1.84564307778857" calcext:value-type="float">
            <text:p>1.84564307778857</text:p>
          </table:table-cell>
          <table:table-cell table:formula="of:=((RAND())*2)" office:value-type="float" office:value="1.97985359706166" calcext:value-type="float">
            <text:p>1.97985359706166</text:p>
          </table:table-cell>
          <table:table-cell table:formula="of:=((RAND())*2)" office:value-type="float" office:value="0.905551532590187" calcext:value-type="float">
            <text:p>0.905551532590187</text:p>
          </table:table-cell>
          <table:table-cell table:formula="of:=((RAND())*2)" office:value-type="float" office:value="1.50710093133277" calcext:value-type="float">
            <text:p>1.50710093133277</text:p>
          </table:table-cell>
          <table:table-cell table:formula="of:=((RAND())*2)" office:value-type="float" office:value="1.37669289102379" calcext:value-type="float">
            <text:p>1.37669289102379</text:p>
          </table:table-cell>
          <table:table-cell table:formula="of:=((RAND())*2)" office:value-type="float" office:value="1.34172628249317" calcext:value-type="float">
            <text:p>1.34172628249317</text:p>
          </table:table-cell>
          <table:table-cell table:formula="of:=((RAND())*2)" office:value-type="float" office:value="1.49502679121716" calcext:value-type="float">
            <text:p>1.49502679121716</text:p>
          </table:table-cell>
          <table:table-cell table:formula="of:=((RAND())*2)" office:value-type="float" office:value="1.99341698549745" calcext:value-type="float">
            <text:p>1.99341698549745</text:p>
          </table:table-cell>
        </table:table-row>
        <table:table-row table:style-name="ro1">
          <table:table-cell office:value-type="string" calcext:value-type="string">
            <text:p>observation_13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735157282104873" calcext:value-type="float">
            <text:p>0.735157282104873</text:p>
          </table:table-cell>
          <table:table-cell table:formula="of:=RAND()" office:value-type="float" office:value="0.508796188892287" calcext:value-type="float">
            <text:p>0.508796188892287</text:p>
          </table:table-cell>
          <table:table-cell table:formula="of:=RAND()" office:value-type="float" office:value="0.621770166485705" calcext:value-type="float">
            <text:p>0.621770166485705</text:p>
          </table:table-cell>
          <table:table-cell table:formula="of:=RAND()" office:value-type="float" office:value="0.258819204866219" calcext:value-type="float">
            <text:p>0.258819204866219</text:p>
          </table:table-cell>
          <table:table-cell table:formula="of:=RAND()" office:value-type="float" office:value="0.763595662295864" calcext:value-type="float">
            <text:p>0.763595662295864</text:p>
          </table:table-cell>
          <table:table-cell table:formula="of:=RAND()" office:value-type="float" office:value="0.95260143664318" calcext:value-type="float">
            <text:p>0.95260143664318</text:p>
          </table:table-cell>
          <table:table-cell table:formula="of:=RAND()" office:value-type="float" office:value="0.231184507638942" calcext:value-type="float">
            <text:p>0.231184507638942</text:p>
          </table:table-cell>
          <table:table-cell table:formula="of:=RAND()" office:value-type="float" office:value="0.0694092995986087" calcext:value-type="float">
            <text:p>0.0694092995986087</text:p>
          </table:table-cell>
          <table:table-cell table:formula="of:=RAND()" office:value-type="float" office:value="0.637024985014366" calcext:value-type="float">
            <text:p>0.637024985014366</text:p>
          </table:table-cell>
          <table:table-cell table:formula="of:=RAND()" office:value-type="float" office:value="0.556251214089004" calcext:value-type="float">
            <text:p>0.556251214089004</text:p>
          </table:table-cell>
          <table:table-cell table:formula="of:=RAND()" office:value-type="float" office:value="0.678508365426925" calcext:value-type="float">
            <text:p>0.678508365426925</text:p>
          </table:table-cell>
          <table:table-cell table:formula="of:=RAND()" office:value-type="float" office:value="0.845573092007206" calcext:value-type="float">
            <text:p>0.845573092007206</text:p>
          </table:table-cell>
          <table:table-cell table:formula="of:=RAND()" office:value-type="float" office:value="0.899246543953927" calcext:value-type="float">
            <text:p>0.899246543953927</text:p>
          </table:table-cell>
          <table:table-cell table:formula="of:=RAND()" office:value-type="float" office:value="0.350367296619021" calcext:value-type="float">
            <text:p>0.350367296619021</text:p>
          </table:table-cell>
          <table:table-cell table:formula="of:=RAND()" office:value-type="float" office:value="0.109575753223842" calcext:value-type="float">
            <text:p>0.109575753223842</text:p>
          </table:table-cell>
          <table:table-cell table:formula="of:=((RAND())*2)" office:value-type="float" office:value="1.94442670991172" calcext:value-type="float">
            <text:p>1.94442670991172</text:p>
          </table:table-cell>
          <table:table-cell table:formula="of:=((RAND())*2)" office:value-type="float" office:value="1.25862419574332" calcext:value-type="float">
            <text:p>1.25862419574332</text:p>
          </table:table-cell>
          <table:table-cell table:formula="of:=((RAND())*2)" office:value-type="float" office:value="0.664044216958646" calcext:value-type="float">
            <text:p>0.664044216958646</text:p>
          </table:table-cell>
          <table:table-cell table:formula="of:=((RAND())*2)" office:value-type="float" office:value="0.071596168584792" calcext:value-type="float">
            <text:p>0.071596168584792</text:p>
          </table:table-cell>
          <table:table-cell table:formula="of:=((RAND())*2)" office:value-type="float" office:value="1.05365555099638" calcext:value-type="float">
            <text:p>1.05365555099638</text:p>
          </table:table-cell>
          <table:table-cell table:formula="of:=((RAND())*2)" office:value-type="float" office:value="0.746406220016185" calcext:value-type="float">
            <text:p>0.746406220016185</text:p>
          </table:table-cell>
          <table:table-cell table:formula="of:=((RAND())*2)" office:value-type="float" office:value="1.30738336891533" calcext:value-type="float">
            <text:p>1.30738336891533</text:p>
          </table:table-cell>
          <table:table-cell table:formula="of:=((RAND())*2)" office:value-type="float" office:value="1.18567395778014" calcext:value-type="float">
            <text:p>1.18567395778014</text:p>
          </table:table-cell>
          <table:table-cell table:formula="of:=((RAND())*2)" office:value-type="float" office:value="1.02166784352986" calcext:value-type="float">
            <text:p>1.02166784352986</text:p>
          </table:table-cell>
          <table:table-cell table:formula="of:=((RAND())*2)" office:value-type="float" office:value="1.08968838824178" calcext:value-type="float">
            <text:p>1.08968838824178</text:p>
          </table:table-cell>
          <table:table-cell table:formula="of:=((RAND())*2)" office:value-type="float" office:value="1.32752889181773" calcext:value-type="float">
            <text:p>1.32752889181773</text:p>
          </table:table-cell>
          <table:table-cell table:formula="of:=((RAND())*2)" office:value-type="float" office:value="1.88799222752853" calcext:value-type="float">
            <text:p>1.88799222752853</text:p>
          </table:table-cell>
          <table:table-cell table:formula="of:=((RAND())*2)" office:value-type="float" office:value="0.536971755156111" calcext:value-type="float">
            <text:p>0.536971755156111</text:p>
          </table:table-cell>
          <table:table-cell table:formula="of:=((RAND())*2)" office:value-type="float" office:value="0.352686068941261" calcext:value-type="float">
            <text:p>0.352686068941261</text:p>
          </table:table-cell>
          <table:table-cell table:formula="of:=((RAND())*2)" office:value-type="float" office:value="0.801361987432434" calcext:value-type="float">
            <text:p>0.801361987432434</text:p>
          </table:table-cell>
        </table:table-row>
        <table:table-row table:style-name="ro1">
          <table:table-cell office:value-type="string" calcext:value-type="string">
            <text:p>observation_14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601572187127622" calcext:value-type="float">
            <text:p>0.601572187127622</text:p>
          </table:table-cell>
          <table:table-cell table:formula="of:=RAND()" office:value-type="float" office:value="0.789652537902711" calcext:value-type="float">
            <text:p>0.789652537902711</text:p>
          </table:table-cell>
          <table:table-cell table:formula="of:=RAND()" office:value-type="float" office:value="0.300720121638631" calcext:value-type="float">
            <text:p>0.300720121638631</text:p>
          </table:table-cell>
          <table:table-cell table:formula="of:=RAND()" office:value-type="float" office:value="0.31870633996818" calcext:value-type="float">
            <text:p>0.31870633996818</text:p>
          </table:table-cell>
          <table:table-cell table:formula="of:=RAND()" office:value-type="float" office:value="0.530308684820051" calcext:value-type="float">
            <text:p>0.530308684820051</text:p>
          </table:table-cell>
          <table:table-cell table:formula="of:=RAND()" office:value-type="float" office:value="0.469694859372207" calcext:value-type="float">
            <text:p>0.469694859372207</text:p>
          </table:table-cell>
          <table:table-cell table:formula="of:=RAND()" office:value-type="float" office:value="0.956999306933379" calcext:value-type="float">
            <text:p>0.956999306933379</text:p>
          </table:table-cell>
          <table:table-cell table:formula="of:=RAND()" office:value-type="float" office:value="0.778469982235278" calcext:value-type="float">
            <text:p>0.778469982235278</text:p>
          </table:table-cell>
          <table:table-cell table:formula="of:=RAND()" office:value-type="float" office:value="0.566478756631202" calcext:value-type="float">
            <text:p>0.566478756631202</text:p>
          </table:table-cell>
          <table:table-cell table:formula="of:=RAND()" office:value-type="float" office:value="0.0210056258958511" calcext:value-type="float">
            <text:p>0.0210056258958511</text:p>
          </table:table-cell>
          <table:table-cell table:formula="of:=RAND()" office:value-type="float" office:value="0.69408048228299" calcext:value-type="float">
            <text:p>0.69408048228299</text:p>
          </table:table-cell>
          <table:table-cell table:formula="of:=RAND()" office:value-type="float" office:value="0.120415584103392" calcext:value-type="float">
            <text:p>0.120415584103392</text:p>
          </table:table-cell>
          <table:table-cell table:formula="of:=RAND()" office:value-type="float" office:value="0.350027615741633" calcext:value-type="float">
            <text:p>0.350027615741633</text:p>
          </table:table-cell>
          <table:table-cell table:formula="of:=RAND()" office:value-type="float" office:value="0.146417031671743" calcext:value-type="float">
            <text:p>0.146417031671743</text:p>
          </table:table-cell>
          <table:table-cell table:formula="of:=RAND()" office:value-type="float" office:value="0.0857304959133078" calcext:value-type="float">
            <text:p>0.0857304959133078</text:p>
          </table:table-cell>
          <table:table-cell table:formula="of:=((RAND())*2)" office:value-type="float" office:value="0.474549036661217" calcext:value-type="float">
            <text:p>0.474549036661217</text:p>
          </table:table-cell>
          <table:table-cell table:formula="of:=((RAND())*2)" office:value-type="float" office:value="0.521538098823315" calcext:value-type="float">
            <text:p>0.521538098823315</text:p>
          </table:table-cell>
          <table:table-cell table:formula="of:=((RAND())*2)" office:value-type="float" office:value="0.959813023437496" calcext:value-type="float">
            <text:p>0.959813023437496</text:p>
          </table:table-cell>
          <table:table-cell table:formula="of:=((RAND())*2)" office:value-type="float" office:value="1.73799069581984" calcext:value-type="float">
            <text:p>1.73799069581984</text:p>
          </table:table-cell>
          <table:table-cell table:formula="of:=((RAND())*2)" office:value-type="float" office:value="1.60052731766315" calcext:value-type="float">
            <text:p>1.60052731766315</text:p>
          </table:table-cell>
          <table:table-cell table:formula="of:=((RAND())*2)" office:value-type="float" office:value="0.905476879564677" calcext:value-type="float">
            <text:p>0.905476879564677</text:p>
          </table:table-cell>
          <table:table-cell table:formula="of:=((RAND())*2)" office:value-type="float" office:value="0.323020251060557" calcext:value-type="float">
            <text:p>0.323020251060557</text:p>
          </table:table-cell>
          <table:table-cell table:formula="of:=((RAND())*2)" office:value-type="float" office:value="1.06009085670383" calcext:value-type="float">
            <text:p>1.06009085670383</text:p>
          </table:table-cell>
          <table:table-cell table:formula="of:=((RAND())*2)" office:value-type="float" office:value="0.62297483397023" calcext:value-type="float">
            <text:p>0.62297483397023</text:p>
          </table:table-cell>
          <table:table-cell table:formula="of:=((RAND())*2)" office:value-type="float" office:value="1.16096066949296" calcext:value-type="float">
            <text:p>1.16096066949296</text:p>
          </table:table-cell>
          <table:table-cell table:formula="of:=((RAND())*2)" office:value-type="float" office:value="0.789893906168313" calcext:value-type="float">
            <text:p>0.789893906168313</text:p>
          </table:table-cell>
          <table:table-cell table:formula="of:=((RAND())*2)" office:value-type="float" office:value="0.312663246935791" calcext:value-type="float">
            <text:p>0.312663246935791</text:p>
          </table:table-cell>
          <table:table-cell table:formula="of:=((RAND())*2)" office:value-type="float" office:value="1.68839914198736" calcext:value-type="float">
            <text:p>1.68839914198736</text:p>
          </table:table-cell>
          <table:table-cell table:formula="of:=((RAND())*2)" office:value-type="float" office:value="0.202286107162396" calcext:value-type="float">
            <text:p>0.202286107162396</text:p>
          </table:table-cell>
          <table:table-cell table:formula="of:=((RAND())*2)" office:value-type="float" office:value="0.804790613669017" calcext:value-type="float">
            <text:p>0.804790613669017</text:p>
          </table:table-cell>
        </table:table-row>
        <table:table-row table:style-name="ro1">
          <table:table-cell office:value-type="string" calcext:value-type="string">
            <text:p>observation_15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377418108645813" calcext:value-type="float">
            <text:p>0.377418108645813</text:p>
          </table:table-cell>
          <table:table-cell table:formula="of:=RAND()" office:value-type="float" office:value="0.607175720276465" calcext:value-type="float">
            <text:p>0.607175720276465</text:p>
          </table:table-cell>
          <table:table-cell table:formula="of:=RAND()" office:value-type="float" office:value="0.570455896047273" calcext:value-type="float">
            <text:p>0.570455896047273</text:p>
          </table:table-cell>
          <table:table-cell table:formula="of:=RAND()" office:value-type="float" office:value="0.357660895252966" calcext:value-type="float">
            <text:p>0.357660895252966</text:p>
          </table:table-cell>
          <table:table-cell table:formula="of:=RAND()" office:value-type="float" office:value="0.0975558985219859" calcext:value-type="float">
            <text:p>0.0975558985219859</text:p>
          </table:table-cell>
          <table:table-cell table:formula="of:=RAND()" office:value-type="float" office:value="0.146134967622545" calcext:value-type="float">
            <text:p>0.146134967622545</text:p>
          </table:table-cell>
          <table:table-cell table:formula="of:=RAND()" office:value-type="float" office:value="0.58626566543329" calcext:value-type="float">
            <text:p>0.58626566543329</text:p>
          </table:table-cell>
          <table:table-cell table:formula="of:=RAND()" office:value-type="float" office:value="0.9372588724027" calcext:value-type="float">
            <text:p>0.9372588724027</text:p>
          </table:table-cell>
          <table:table-cell table:formula="of:=RAND()" office:value-type="float" office:value="0.930400242193579" calcext:value-type="float">
            <text:p>0.930400242193579</text:p>
          </table:table-cell>
          <table:table-cell table:formula="of:=RAND()" office:value-type="float" office:value="0.422494972498231" calcext:value-type="float">
            <text:p>0.422494972498231</text:p>
          </table:table-cell>
          <table:table-cell table:formula="of:=RAND()" office:value-type="float" office:value="0.271339719605122" calcext:value-type="float">
            <text:p>0.271339719605122</text:p>
          </table:table-cell>
          <table:table-cell table:formula="of:=RAND()" office:value-type="float" office:value="0.931041017309635" calcext:value-type="float">
            <text:p>0.931041017309635</text:p>
          </table:table-cell>
          <table:table-cell table:formula="of:=RAND()" office:value-type="float" office:value="0.880112419171665" calcext:value-type="float">
            <text:p>0.880112419171665</text:p>
          </table:table-cell>
          <table:table-cell table:formula="of:=RAND()" office:value-type="float" office:value="0.664529426437352" calcext:value-type="float">
            <text:p>0.664529426437352</text:p>
          </table:table-cell>
          <table:table-cell table:formula="of:=RAND()" office:value-type="float" office:value="0.847349314082344" calcext:value-type="float">
            <text:p>0.847349314082344</text:p>
          </table:table-cell>
          <table:table-cell table:formula="of:=((RAND())*2)" office:value-type="float" office:value="1.26567533640752" calcext:value-type="float">
            <text:p>1.26567533640752</text:p>
          </table:table-cell>
          <table:table-cell table:formula="of:=((RAND())*2)" office:value-type="float" office:value="0.896238125531759" calcext:value-type="float">
            <text:p>0.896238125531759</text:p>
          </table:table-cell>
          <table:table-cell table:formula="of:=((RAND())*2)" office:value-type="float" office:value="0.644454450396015" calcext:value-type="float">
            <text:p>0.644454450396015</text:p>
          </table:table-cell>
          <table:table-cell table:formula="of:=((RAND())*2)" office:value-type="float" office:value="1.61358752361068" calcext:value-type="float">
            <text:p>1.61358752361068</text:p>
          </table:table-cell>
          <table:table-cell table:formula="of:=((RAND())*2)" office:value-type="float" office:value="1.34384633548787" calcext:value-type="float">
            <text:p>1.34384633548787</text:p>
          </table:table-cell>
          <table:table-cell table:formula="of:=((RAND())*2)" office:value-type="float" office:value="1.12679155763854" calcext:value-type="float">
            <text:p>1.12679155763854</text:p>
          </table:table-cell>
          <table:table-cell table:formula="of:=((RAND())*2)" office:value-type="float" office:value="0.785992328396868" calcext:value-type="float">
            <text:p>0.785992328396868</text:p>
          </table:table-cell>
          <table:table-cell table:formula="of:=((RAND())*2)" office:value-type="float" office:value="1.86831955874571" calcext:value-type="float">
            <text:p>1.86831955874571</text:p>
          </table:table-cell>
          <table:table-cell table:formula="of:=((RAND())*2)" office:value-type="float" office:value="1.77346304959212" calcext:value-type="float">
            <text:p>1.77346304959212</text:p>
          </table:table-cell>
          <table:table-cell table:formula="of:=((RAND())*2)" office:value-type="float" office:value="1.36291723478179" calcext:value-type="float">
            <text:p>1.36291723478179</text:p>
          </table:table-cell>
          <table:table-cell table:formula="of:=((RAND())*2)" office:value-type="float" office:value="0.630002338891093" calcext:value-type="float">
            <text:p>0.630002338891093</text:p>
          </table:table-cell>
          <table:table-cell table:formula="of:=((RAND())*2)" office:value-type="float" office:value="1.96319625850846" calcext:value-type="float">
            <text:p>1.96319625850846</text:p>
          </table:table-cell>
          <table:table-cell table:formula="of:=((RAND())*2)" office:value-type="float" office:value="0.695118217264304" calcext:value-type="float">
            <text:p>0.695118217264304</text:p>
          </table:table-cell>
          <table:table-cell table:formula="of:=((RAND())*2)" office:value-type="float" office:value="1.33718519608048" calcext:value-type="float">
            <text:p>1.33718519608048</text:p>
          </table:table-cell>
          <table:table-cell table:formula="of:=((RAND())*2)" office:value-type="float" office:value="1.21242000745288" calcext:value-type="float">
            <text:p>1.21242000745288</text:p>
          </table:table-cell>
        </table:table-row>
        <table:table-row table:style-name="ro1">
          <table:table-cell office:value-type="string" calcext:value-type="string">
            <text:p>observation_16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307605835808431" calcext:value-type="float">
            <text:p>0.307605835808431</text:p>
          </table:table-cell>
          <table:table-cell table:formula="of:=RAND()" office:value-type="float" office:value="0.727948636944006" calcext:value-type="float">
            <text:p>0.727948636944006</text:p>
          </table:table-cell>
          <table:table-cell table:formula="of:=RAND()" office:value-type="float" office:value="0.299119843024748" calcext:value-type="float">
            <text:p>0.299119843024748</text:p>
          </table:table-cell>
          <table:table-cell table:formula="of:=RAND()" office:value-type="float" office:value="0.534895993115248" calcext:value-type="float">
            <text:p>0.534895993115248</text:p>
          </table:table-cell>
          <table:table-cell table:formula="of:=RAND()" office:value-type="float" office:value="0.129530026951807" calcext:value-type="float">
            <text:p>0.129530026951807</text:p>
          </table:table-cell>
          <table:table-cell table:formula="of:=RAND()" office:value-type="float" office:value="0.285544012388578" calcext:value-type="float">
            <text:p>0.285544012388578</text:p>
          </table:table-cell>
          <table:table-cell table:formula="of:=RAND()" office:value-type="float" office:value="0.579237732667596" calcext:value-type="float">
            <text:p>0.579237732667596</text:p>
          </table:table-cell>
          <table:table-cell table:formula="of:=RAND()" office:value-type="float" office:value="0.457832721872809" calcext:value-type="float">
            <text:p>0.457832721872809</text:p>
          </table:table-cell>
          <table:table-cell table:formula="of:=RAND()" office:value-type="float" office:value="0.369042668869863" calcext:value-type="float">
            <text:p>0.369042668869863</text:p>
          </table:table-cell>
          <table:table-cell table:formula="of:=RAND()" office:value-type="float" office:value="0.6294478977071" calcext:value-type="float">
            <text:p>0.6294478977071</text:p>
          </table:table-cell>
          <table:table-cell table:formula="of:=RAND()" office:value-type="float" office:value="0.805423357822313" calcext:value-type="float">
            <text:p>0.805423357822313</text:p>
          </table:table-cell>
          <table:table-cell table:formula="of:=RAND()" office:value-type="float" office:value="0.979063067056593" calcext:value-type="float">
            <text:p>0.979063067056593</text:p>
          </table:table-cell>
          <table:table-cell table:formula="of:=RAND()" office:value-type="float" office:value="0.0869263556114779" calcext:value-type="float">
            <text:p>0.0869263556114779</text:p>
          </table:table-cell>
          <table:table-cell table:formula="of:=RAND()" office:value-type="float" office:value="0.681237988850096" calcext:value-type="float">
            <text:p>0.681237988850096</text:p>
          </table:table-cell>
          <table:table-cell table:formula="of:=RAND()" office:value-type="float" office:value="0.0171932917121015" calcext:value-type="float">
            <text:p>0.0171932917121015</text:p>
          </table:table-cell>
          <table:table-cell table:formula="of:=((RAND())*2)" office:value-type="float" office:value="0.983059508163633" calcext:value-type="float">
            <text:p>0.983059508163633</text:p>
          </table:table-cell>
          <table:table-cell table:formula="of:=((RAND())*2)" office:value-type="float" office:value="0.39063107223547" calcext:value-type="float">
            <text:p>0.39063107223547</text:p>
          </table:table-cell>
          <table:table-cell table:formula="of:=((RAND())*2)" office:value-type="float" office:value="1.77706286533467" calcext:value-type="float">
            <text:p>1.77706286533467</text:p>
          </table:table-cell>
          <table:table-cell table:formula="of:=((RAND())*2)" office:value-type="float" office:value="1.51002294868106" calcext:value-type="float">
            <text:p>1.51002294868106</text:p>
          </table:table-cell>
          <table:table-cell table:formula="of:=((RAND())*2)" office:value-type="float" office:value="0.745900509253327" calcext:value-type="float">
            <text:p>0.745900509253327</text:p>
          </table:table-cell>
          <table:table-cell table:formula="of:=((RAND())*2)" office:value-type="float" office:value="1.60994165917452" calcext:value-type="float">
            <text:p>1.60994165917452</text:p>
          </table:table-cell>
          <table:table-cell table:formula="of:=((RAND())*2)" office:value-type="float" office:value="0.925075109130223" calcext:value-type="float">
            <text:p>0.925075109130223</text:p>
          </table:table-cell>
          <table:table-cell table:formula="of:=((RAND())*2)" office:value-type="float" office:value="0.0935286085314282" calcext:value-type="float">
            <text:p>0.0935286085314282</text:p>
          </table:table-cell>
          <table:table-cell table:formula="of:=((RAND())*2)" office:value-type="float" office:value="0.0696105090158378" calcext:value-type="float">
            <text:p>0.0696105090158378</text:p>
          </table:table-cell>
          <table:table-cell table:formula="of:=((RAND())*2)" office:value-type="float" office:value="0.653987248049026" calcext:value-type="float">
            <text:p>0.653987248049026</text:p>
          </table:table-cell>
          <table:table-cell table:formula="of:=((RAND())*2)" office:value-type="float" office:value="0.734894180140741" calcext:value-type="float">
            <text:p>0.734894180140741</text:p>
          </table:table-cell>
          <table:table-cell table:formula="of:=((RAND())*2)" office:value-type="float" office:value="0.224833238806879" calcext:value-type="float">
            <text:p>0.224833238806879</text:p>
          </table:table-cell>
          <table:table-cell table:formula="of:=((RAND())*2)" office:value-type="float" office:value="1.99226758299241" calcext:value-type="float">
            <text:p>1.99226758299241</text:p>
          </table:table-cell>
          <table:table-cell table:formula="of:=((RAND())*2)" office:value-type="float" office:value="1.4484932900393" calcext:value-type="float">
            <text:p>1.4484932900393</text:p>
          </table:table-cell>
          <table:table-cell table:formula="of:=((RAND())*2)" office:value-type="float" office:value="1.2343682902617" calcext:value-type="float">
            <text:p>1.2343682902617</text:p>
          </table:table-cell>
        </table:table-row>
        <table:table-row table:style-name="ro1">
          <table:table-cell office:value-type="string" calcext:value-type="string">
            <text:p>observation_17</text:p>
          </table:table-cell>
          <table:table-cell office:value-type="string" calcext:value-type="string">
            <text:p>group_2</text:p>
          </table:table-cell>
          <table:table-cell table:formula="of:=RAND()" office:value-type="float" office:value="0.437604793198286" calcext:value-type="float">
            <text:p>0.437604793198286</text:p>
          </table:table-cell>
          <table:table-cell table:formula="of:=RAND()" office:value-type="float" office:value="0.153032025976544" calcext:value-type="float">
            <text:p>0.153032025976544</text:p>
          </table:table-cell>
          <table:table-cell table:formula="of:=RAND()" office:value-type="float" office:value="0.893246131417797" calcext:value-type="float">
            <text:p>0.893246131417797</text:p>
          </table:table-cell>
          <table:table-cell table:formula="of:=RAND()" office:value-type="float" office:value="0.954603011633885" calcext:value-type="float">
            <text:p>0.954603011633885</text:p>
          </table:table-cell>
          <table:table-cell table:formula="of:=RAND()" office:value-type="float" office:value="0.583635233190203" calcext:value-type="float">
            <text:p>0.583635233190203</text:p>
          </table:table-cell>
          <table:table-cell table:formula="of:=RAND()" office:value-type="float" office:value="0.374278265443899" calcext:value-type="float">
            <text:p>0.374278265443899</text:p>
          </table:table-cell>
          <table:table-cell table:formula="of:=RAND()" office:value-type="float" office:value="0.443841608662235" calcext:value-type="float">
            <text:p>0.443841608662235</text:p>
          </table:table-cell>
          <table:table-cell table:formula="of:=RAND()" office:value-type="float" office:value="0.260517227929765" calcext:value-type="float">
            <text:p>0.260517227929765</text:p>
          </table:table-cell>
          <table:table-cell table:formula="of:=RAND()" office:value-type="float" office:value="0.459258242343289" calcext:value-type="float">
            <text:p>0.459258242343289</text:p>
          </table:table-cell>
          <table:table-cell table:formula="of:=RAND()" office:value-type="float" office:value="0.321791535796696" calcext:value-type="float">
            <text:p>0.321791535796696</text:p>
          </table:table-cell>
          <table:table-cell table:formula="of:=RAND()" office:value-type="float" office:value="0.825192772358265" calcext:value-type="float">
            <text:p>0.825192772358265</text:p>
          </table:table-cell>
          <table:table-cell table:formula="of:=RAND()" office:value-type="float" office:value="0.354476084951111" calcext:value-type="float">
            <text:p>0.354476084951111</text:p>
          </table:table-cell>
          <table:table-cell table:formula="of:=RAND()" office:value-type="float" office:value="0.204189611899356" calcext:value-type="float">
            <text:p>0.204189611899356</text:p>
          </table:table-cell>
          <table:table-cell table:formula="of:=RAND()" office:value-type="float" office:value="0.402193144046161" calcext:value-type="float">
            <text:p>0.402193144046161</text:p>
          </table:table-cell>
          <table:table-cell table:formula="of:=RAND()" office:value-type="float" office:value="0.706018679960072" calcext:value-type="float">
            <text:p>0.706018679960072</text:p>
          </table:table-cell>
          <table:table-cell table:formula="of:=((RAND())*2)" office:value-type="float" office:value="0.332638441130335" calcext:value-type="float">
            <text:p>0.332638441130335</text:p>
          </table:table-cell>
          <table:table-cell table:formula="of:=((RAND())*2)" office:value-type="float" office:value="1.26703601798416" calcext:value-type="float">
            <text:p>1.26703601798416</text:p>
          </table:table-cell>
          <table:table-cell table:formula="of:=((RAND())*2)" office:value-type="float" office:value="1.82951370422689" calcext:value-type="float">
            <text:p>1.82951370422689</text:p>
          </table:table-cell>
          <table:table-cell table:formula="of:=((RAND())*2)" office:value-type="float" office:value="1.68969530629239" calcext:value-type="float">
            <text:p>1.68969530629239</text:p>
          </table:table-cell>
          <table:table-cell table:formula="of:=((RAND())*2)" office:value-type="float" office:value="0.436925376581657" calcext:value-type="float">
            <text:p>0.436925376581657</text:p>
          </table:table-cell>
          <table:table-cell table:formula="of:=((RAND())*2)" office:value-type="float" office:value="1.71798884682675" calcext:value-type="float">
            <text:p>1.71798884682675</text:p>
          </table:table-cell>
          <table:table-cell table:formula="of:=((RAND())*2)" office:value-type="float" office:value="1.78820270978156" calcext:value-type="float">
            <text:p>1.78820270978156</text:p>
          </table:table-cell>
          <table:table-cell table:formula="of:=((RAND())*2)" office:value-type="float" office:value="1.42822709123987" calcext:value-type="float">
            <text:p>1.42822709123987</text:p>
          </table:table-cell>
          <table:table-cell table:formula="of:=((RAND())*2)" office:value-type="float" office:value="1.69709718315068" calcext:value-type="float">
            <text:p>1.69709718315068</text:p>
          </table:table-cell>
          <table:table-cell table:formula="of:=((RAND())*2)" office:value-type="float" office:value="0.991336985661732" calcext:value-type="float">
            <text:p>0.991336985661732</text:p>
          </table:table-cell>
          <table:table-cell table:formula="of:=((RAND())*2)" office:value-type="float" office:value="1.31158004415332" calcext:value-type="float">
            <text:p>1.31158004415332</text:p>
          </table:table-cell>
          <table:table-cell table:formula="of:=((RAND())*2)" office:value-type="float" office:value="1.46080633464799" calcext:value-type="float">
            <text:p>1.46080633464799</text:p>
          </table:table-cell>
          <table:table-cell table:formula="of:=((RAND())*2)" office:value-type="float" office:value="0.263776512020198" calcext:value-type="float">
            <text:p>0.263776512020198</text:p>
          </table:table-cell>
          <table:table-cell table:formula="of:=((RAND())*2)" office:value-type="float" office:value="1.01841377513808" calcext:value-type="float">
            <text:p>1.01841377513808</text:p>
          </table:table-cell>
          <table:table-cell table:formula="of:=((RAND())*2)" office:value-type="float" office:value="1.79664956617759" calcext:value-type="float">
            <text:p>1.79664956617759</text:p>
          </table:table-cell>
        </table:table-row>
        <table:table-row table:style-name="ro1">
          <table:table-cell office:value-type="string" calcext:value-type="string">
            <text:p>observation_18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746273837399533" calcext:value-type="float">
            <text:p>0.746273837399533</text:p>
          </table:table-cell>
          <table:table-cell table:formula="of:=RAND()" office:value-type="float" office:value="0.177149456153127" calcext:value-type="float">
            <text:p>0.177149456153127</text:p>
          </table:table-cell>
          <table:table-cell table:formula="of:=RAND()" office:value-type="float" office:value="0.53224212302949" calcext:value-type="float">
            <text:p>0.53224212302949</text:p>
          </table:table-cell>
          <table:table-cell table:formula="of:=RAND()" office:value-type="float" office:value="0.25720370740034" calcext:value-type="float">
            <text:p>0.25720370740034</text:p>
          </table:table-cell>
          <table:table-cell table:formula="of:=RAND()" office:value-type="float" office:value="0.309423781092722" calcext:value-type="float">
            <text:p>0.309423781092722</text:p>
          </table:table-cell>
          <table:table-cell table:formula="of:=RAND()" office:value-type="float" office:value="0.0606137899603786" calcext:value-type="float">
            <text:p>0.0606137899603786</text:p>
          </table:table-cell>
          <table:table-cell table:formula="of:=RAND()" office:value-type="float" office:value="0.693200032039801" calcext:value-type="float">
            <text:p>0.693200032039801</text:p>
          </table:table-cell>
          <table:table-cell table:formula="of:=RAND()" office:value-type="float" office:value="0.857856139220737" calcext:value-type="float">
            <text:p>0.857856139220737</text:p>
          </table:table-cell>
          <table:table-cell table:formula="of:=RAND()" office:value-type="float" office:value="0.986368210075418" calcext:value-type="float">
            <text:p>0.986368210075418</text:p>
          </table:table-cell>
          <table:table-cell table:formula="of:=RAND()" office:value-type="float" office:value="0.343361483704287" calcext:value-type="float">
            <text:p>0.343361483704287</text:p>
          </table:table-cell>
          <table:table-cell table:formula="of:=RAND()" office:value-type="float" office:value="0.24127987107841" calcext:value-type="float">
            <text:p>0.24127987107841</text:p>
          </table:table-cell>
          <table:table-cell table:formula="of:=RAND()" office:value-type="float" office:value="0.336554188167636" calcext:value-type="float">
            <text:p>0.336554188167636</text:p>
          </table:table-cell>
          <table:table-cell table:formula="of:=RAND()" office:value-type="float" office:value="0.429654287921584" calcext:value-type="float">
            <text:p>0.429654287921584</text:p>
          </table:table-cell>
          <table:table-cell table:formula="of:=RAND()" office:value-type="float" office:value="0.322293128316763" calcext:value-type="float">
            <text:p>0.322293128316763</text:p>
          </table:table-cell>
          <table:table-cell table:formula="of:=RAND()" office:value-type="float" office:value="0.794529477577863" calcext:value-type="float">
            <text:p>0.794529477577863</text:p>
          </table:table-cell>
          <table:table-cell table:formula="of:=((RAND())*3)" office:value-type="float" office:value="0.0141695857400594" calcext:value-type="float">
            <text:p>0.0141695857400594</text:p>
          </table:table-cell>
          <table:table-cell table:formula="of:=((RAND())*3)" office:value-type="float" office:value="2.65945684226862" calcext:value-type="float">
            <text:p>2.65945684226862</text:p>
          </table:table-cell>
          <table:table-cell table:formula="of:=((RAND())*3)" office:value-type="float" office:value="1.05755934184314" calcext:value-type="float">
            <text:p>1.05755934184314</text:p>
          </table:table-cell>
          <table:table-cell table:formula="of:=((RAND())*3)" office:value-type="float" office:value="0.923249754738196" calcext:value-type="float">
            <text:p>0.923249754738196</text:p>
          </table:table-cell>
          <table:table-cell table:formula="of:=((RAND())*3)" office:value-type="float" office:value="0.482154169533665" calcext:value-type="float">
            <text:p>0.482154169533665</text:p>
          </table:table-cell>
          <table:table-cell table:formula="of:=((RAND())*3)" office:value-type="float" office:value="0.0673715530146713" calcext:value-type="float">
            <text:p>0.0673715530146713</text:p>
          </table:table-cell>
          <table:table-cell table:formula="of:=((RAND())*3)" office:value-type="float" office:value="1.83644103504878" calcext:value-type="float">
            <text:p>1.83644103504878</text:p>
          </table:table-cell>
          <table:table-cell table:formula="of:=((RAND())*3)" office:value-type="float" office:value="1.07847506517003" calcext:value-type="float">
            <text:p>1.07847506517003</text:p>
          </table:table-cell>
          <table:table-cell table:formula="of:=((RAND())*3)" office:value-type="float" office:value="0.10681779513052" calcext:value-type="float">
            <text:p>0.10681779513052</text:p>
          </table:table-cell>
          <table:table-cell table:formula="of:=((RAND())*3)" office:value-type="float" office:value="1.56031373498135" calcext:value-type="float">
            <text:p>1.56031373498135</text:p>
          </table:table-cell>
          <table:table-cell table:formula="of:=((RAND())*3)" office:value-type="float" office:value="1.7916540593088" calcext:value-type="float">
            <text:p>1.7916540593088</text:p>
          </table:table-cell>
          <table:table-cell table:formula="of:=((RAND())*3)" office:value-type="float" office:value="1.97087991315005" calcext:value-type="float">
            <text:p>1.97087991315005</text:p>
          </table:table-cell>
          <table:table-cell table:formula="of:=((RAND())*3)" office:value-type="float" office:value="0.678948418827605" calcext:value-type="float">
            <text:p>0.678948418827605</text:p>
          </table:table-cell>
          <table:table-cell table:formula="of:=((RAND())*3)" office:value-type="float" office:value="1.65027495613914" calcext:value-type="float">
            <text:p>1.65027495613914</text:p>
          </table:table-cell>
          <table:table-cell table:formula="of:=((RAND())*3)" office:value-type="float" office:value="0.109565738209618" calcext:value-type="float">
            <text:p>0.109565738209618</text:p>
          </table:table-cell>
        </table:table-row>
        <table:table-row table:style-name="ro1">
          <table:table-cell office:value-type="string" calcext:value-type="string">
            <text:p>observation_19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605316100803363" calcext:value-type="float">
            <text:p>0.605316100803363</text:p>
          </table:table-cell>
          <table:table-cell table:formula="of:=RAND()" office:value-type="float" office:value="0.788603348088103" calcext:value-type="float">
            <text:p>0.788603348088103</text:p>
          </table:table-cell>
          <table:table-cell table:formula="of:=RAND()" office:value-type="float" office:value="0.389748203030854" calcext:value-type="float">
            <text:p>0.389748203030854</text:p>
          </table:table-cell>
          <table:table-cell table:formula="of:=RAND()" office:value-type="float" office:value="0.517066742088587" calcext:value-type="float">
            <text:p>0.517066742088587</text:p>
          </table:table-cell>
          <table:table-cell table:formula="of:=RAND()" office:value-type="float" office:value="0.653507971271309" calcext:value-type="float">
            <text:p>0.653507971271309</text:p>
          </table:table-cell>
          <table:table-cell table:formula="of:=RAND()" office:value-type="float" office:value="0.0836142086732514" calcext:value-type="float">
            <text:p>0.0836142086732514</text:p>
          </table:table-cell>
          <table:table-cell table:formula="of:=RAND()" office:value-type="float" office:value="0.287863239070876" calcext:value-type="float">
            <text:p>0.287863239070876</text:p>
          </table:table-cell>
          <table:table-cell table:formula="of:=RAND()" office:value-type="float" office:value="0.0165649623274041" calcext:value-type="float">
            <text:p>0.0165649623274041</text:p>
          </table:table-cell>
          <table:table-cell table:formula="of:=RAND()" office:value-type="float" office:value="0.68896006854355" calcext:value-type="float">
            <text:p>0.68896006854355</text:p>
          </table:table-cell>
          <table:table-cell table:formula="of:=RAND()" office:value-type="float" office:value="0.198505507512254" calcext:value-type="float">
            <text:p>0.198505507512254</text:p>
          </table:table-cell>
          <table:table-cell table:formula="of:=RAND()" office:value-type="float" office:value="0.753422187473908" calcext:value-type="float">
            <text:p>0.753422187473908</text:p>
          </table:table-cell>
          <table:table-cell table:formula="of:=RAND()" office:value-type="float" office:value="0.198257378203989" calcext:value-type="float">
            <text:p>0.198257378203989</text:p>
          </table:table-cell>
          <table:table-cell table:formula="of:=RAND()" office:value-type="float" office:value="0.437064242554058" calcext:value-type="float">
            <text:p>0.437064242554058</text:p>
          </table:table-cell>
          <table:table-cell table:formula="of:=RAND()" office:value-type="float" office:value="0.24529769384298" calcext:value-type="float">
            <text:p>0.24529769384298</text:p>
          </table:table-cell>
          <table:table-cell table:formula="of:=RAND()" office:value-type="float" office:value="0.953070814942654" calcext:value-type="float">
            <text:p>0.953070814942654</text:p>
          </table:table-cell>
          <table:table-cell table:formula="of:=((RAND())*3)" office:value-type="float" office:value="2.67175717343556" calcext:value-type="float">
            <text:p>2.67175717343556</text:p>
          </table:table-cell>
          <table:table-cell table:formula="of:=((RAND())*3)" office:value-type="float" office:value="2.12743151703768" calcext:value-type="float">
            <text:p>2.12743151703768</text:p>
          </table:table-cell>
          <table:table-cell table:formula="of:=((RAND())*3)" office:value-type="float" office:value="2.85566766490108" calcext:value-type="float">
            <text:p>2.85566766490108</text:p>
          </table:table-cell>
          <table:table-cell table:formula="of:=((RAND())*3)" office:value-type="float" office:value="1.79547346984757" calcext:value-type="float">
            <text:p>1.79547346984757</text:p>
          </table:table-cell>
          <table:table-cell table:formula="of:=((RAND())*3)" office:value-type="float" office:value="2.87089779134688" calcext:value-type="float">
            <text:p>2.87089779134688</text:p>
          </table:table-cell>
          <table:table-cell table:formula="of:=((RAND())*3)" office:value-type="float" office:value="2.13896947623858" calcext:value-type="float">
            <text:p>2.13896947623858</text:p>
          </table:table-cell>
          <table:table-cell table:formula="of:=((RAND())*3)" office:value-type="float" office:value="0.0983160721698292" calcext:value-type="float">
            <text:p>0.0983160721698292</text:p>
          </table:table-cell>
          <table:table-cell table:formula="of:=((RAND())*3)" office:value-type="float" office:value="0.611604472715362" calcext:value-type="float">
            <text:p>0.611604472715362</text:p>
          </table:table-cell>
          <table:table-cell table:formula="of:=((RAND())*3)" office:value-type="float" office:value="2.56805105333567" calcext:value-type="float">
            <text:p>2.56805105333567</text:p>
          </table:table-cell>
          <table:table-cell table:formula="of:=((RAND())*3)" office:value-type="float" office:value="1.78331519653378" calcext:value-type="float">
            <text:p>1.78331519653378</text:p>
          </table:table-cell>
          <table:table-cell table:formula="of:=((RAND())*3)" office:value-type="float" office:value="1.13386502139138" calcext:value-type="float">
            <text:p>1.13386502139138</text:p>
          </table:table-cell>
          <table:table-cell table:formula="of:=((RAND())*3)" office:value-type="float" office:value="1.03624566008062" calcext:value-type="float">
            <text:p>1.03624566008062</text:p>
          </table:table-cell>
          <table:table-cell table:formula="of:=((RAND())*3)" office:value-type="float" office:value="2.11029647467441" calcext:value-type="float">
            <text:p>2.11029647467441</text:p>
          </table:table-cell>
          <table:table-cell table:formula="of:=((RAND())*3)" office:value-type="float" office:value="0.417720198593772" calcext:value-type="float">
            <text:p>0.417720198593772</text:p>
          </table:table-cell>
          <table:table-cell table:formula="of:=((RAND())*3)" office:value-type="float" office:value="1.81143969828619" calcext:value-type="float">
            <text:p>1.81143969828619</text:p>
          </table:table-cell>
        </table:table-row>
        <table:table-row table:style-name="ro1">
          <table:table-cell office:value-type="string" calcext:value-type="string">
            <text:p>observation_20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632408922096293" calcext:value-type="float">
            <text:p>0.632408922096293</text:p>
          </table:table-cell>
          <table:table-cell table:formula="of:=RAND()" office:value-type="float" office:value="0.399802442925959" calcext:value-type="float">
            <text:p>0.399802442925959</text:p>
          </table:table-cell>
          <table:table-cell table:formula="of:=RAND()" office:value-type="float" office:value="0.451471223514365" calcext:value-type="float">
            <text:p>0.451471223514365</text:p>
          </table:table-cell>
          <table:table-cell table:formula="of:=RAND()" office:value-type="float" office:value="0.0960976987441051" calcext:value-type="float">
            <text:p>0.0960976987441051</text:p>
          </table:table-cell>
          <table:table-cell table:formula="of:=RAND()" office:value-type="float" office:value="0.260047986283228" calcext:value-type="float">
            <text:p>0.260047986283228</text:p>
          </table:table-cell>
          <table:table-cell table:formula="of:=RAND()" office:value-type="float" office:value="0.914949499477219" calcext:value-type="float">
            <text:p>0.914949499477219</text:p>
          </table:table-cell>
          <table:table-cell table:formula="of:=RAND()" office:value-type="float" office:value="0.172623854038461" calcext:value-type="float">
            <text:p>0.172623854038461</text:p>
          </table:table-cell>
          <table:table-cell table:formula="of:=RAND()" office:value-type="float" office:value="0.890151260211741" calcext:value-type="float">
            <text:p>0.890151260211741</text:p>
          </table:table-cell>
          <table:table-cell table:formula="of:=RAND()" office:value-type="float" office:value="0.423926542611484" calcext:value-type="float">
            <text:p>0.423926542611484</text:p>
          </table:table-cell>
          <table:table-cell table:formula="of:=RAND()" office:value-type="float" office:value="0.256338883165513" calcext:value-type="float">
            <text:p>0.256338883165513</text:p>
          </table:table-cell>
          <table:table-cell table:formula="of:=RAND()" office:value-type="float" office:value="0.307173611022826" calcext:value-type="float">
            <text:p>0.307173611022826</text:p>
          </table:table-cell>
          <table:table-cell table:formula="of:=RAND()" office:value-type="float" office:value="0.504538510402249" calcext:value-type="float">
            <text:p>0.504538510402249</text:p>
          </table:table-cell>
          <table:table-cell table:formula="of:=RAND()" office:value-type="float" office:value="0.799841099294079" calcext:value-type="float">
            <text:p>0.799841099294079</text:p>
          </table:table-cell>
          <table:table-cell table:formula="of:=RAND()" office:value-type="float" office:value="0.54050427568975" calcext:value-type="float">
            <text:p>0.54050427568975</text:p>
          </table:table-cell>
          <table:table-cell table:formula="of:=RAND()" office:value-type="float" office:value="0.518579090808403" calcext:value-type="float">
            <text:p>0.518579090808403</text:p>
          </table:table-cell>
          <table:table-cell table:formula="of:=((RAND())*3)" office:value-type="float" office:value="0.703855497159696" calcext:value-type="float">
            <text:p>0.703855497159696</text:p>
          </table:table-cell>
          <table:table-cell table:formula="of:=((RAND())*3)" office:value-type="float" office:value="1.17297164224732" calcext:value-type="float">
            <text:p>1.17297164224732</text:p>
          </table:table-cell>
          <table:table-cell table:formula="of:=((RAND())*3)" office:value-type="float" office:value="2.21364347550943" calcext:value-type="float">
            <text:p>2.21364347550943</text:p>
          </table:table-cell>
          <table:table-cell table:formula="of:=((RAND())*3)" office:value-type="float" office:value="2.68336435027803" calcext:value-type="float">
            <text:p>2.68336435027803</text:p>
          </table:table-cell>
          <table:table-cell table:formula="of:=((RAND())*3)" office:value-type="float" office:value="1.52650914144464" calcext:value-type="float">
            <text:p>1.52650914144464</text:p>
          </table:table-cell>
          <table:table-cell table:formula="of:=((RAND())*3)" office:value-type="float" office:value="0.608247315094454" calcext:value-type="float">
            <text:p>0.608247315094454</text:p>
          </table:table-cell>
          <table:table-cell table:formula="of:=((RAND())*3)" office:value-type="float" office:value="0.98969530077658" calcext:value-type="float">
            <text:p>0.98969530077658</text:p>
          </table:table-cell>
          <table:table-cell table:formula="of:=((RAND())*3)" office:value-type="float" office:value="2.81328085573732" calcext:value-type="float">
            <text:p>2.81328085573732</text:p>
          </table:table-cell>
          <table:table-cell table:formula="of:=((RAND())*3)" office:value-type="float" office:value="2.47194490051822" calcext:value-type="float">
            <text:p>2.47194490051822</text:p>
          </table:table-cell>
          <table:table-cell table:formula="of:=((RAND())*3)" office:value-type="float" office:value="2.96814949936981" calcext:value-type="float">
            <text:p>2.96814949936981</text:p>
          </table:table-cell>
          <table:table-cell table:formula="of:=((RAND())*3)" office:value-type="float" office:value="1.27732858809996" calcext:value-type="float">
            <text:p>1.27732858809996</text:p>
          </table:table-cell>
          <table:table-cell table:formula="of:=((RAND())*3)" office:value-type="float" office:value="0.00599544059356252" calcext:value-type="float">
            <text:p>0.00599544059356252</text:p>
          </table:table-cell>
          <table:table-cell table:formula="of:=((RAND())*3)" office:value-type="float" office:value="0.928930768325985" calcext:value-type="float">
            <text:p>0.928930768325985</text:p>
          </table:table-cell>
          <table:table-cell table:formula="of:=((RAND())*3)" office:value-type="float" office:value="1.41937611599747" calcext:value-type="float">
            <text:p>1.41937611599747</text:p>
          </table:table-cell>
          <table:table-cell table:formula="of:=((RAND())*3)" office:value-type="float" office:value="1.48050405862856" calcext:value-type="float">
            <text:p>1.48050405862856</text:p>
          </table:table-cell>
        </table:table-row>
        <table:table-row table:style-name="ro1">
          <table:table-cell office:value-type="string" calcext:value-type="string">
            <text:p>observation_21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169054205237846" calcext:value-type="float">
            <text:p>0.169054205237846</text:p>
          </table:table-cell>
          <table:table-cell table:formula="of:=RAND()" office:value-type="float" office:value="0.996163217685818" calcext:value-type="float">
            <text:p>0.996163217685818</text:p>
          </table:table-cell>
          <table:table-cell table:formula="of:=RAND()" office:value-type="float" office:value="0.381370176539645" calcext:value-type="float">
            <text:p>0.381370176539645</text:p>
          </table:table-cell>
          <table:table-cell table:formula="of:=RAND()" office:value-type="float" office:value="0.127209637331535" calcext:value-type="float">
            <text:p>0.127209637331535</text:p>
          </table:table-cell>
          <table:table-cell table:formula="of:=RAND()" office:value-type="float" office:value="0.0328333600216874" calcext:value-type="float">
            <text:p>0.0328333600216874</text:p>
          </table:table-cell>
          <table:table-cell table:formula="of:=RAND()" office:value-type="float" office:value="0.423605981662437" calcext:value-type="float">
            <text:p>0.423605981662437</text:p>
          </table:table-cell>
          <table:table-cell table:formula="of:=RAND()" office:value-type="float" office:value="0.947609928960859" calcext:value-type="float">
            <text:p>0.947609928960859</text:p>
          </table:table-cell>
          <table:table-cell table:formula="of:=RAND()" office:value-type="float" office:value="0.883718908100891" calcext:value-type="float">
            <text:p>0.883718908100891</text:p>
          </table:table-cell>
          <table:table-cell table:formula="of:=RAND()" office:value-type="float" office:value="0.202933387375489" calcext:value-type="float">
            <text:p>0.202933387375489</text:p>
          </table:table-cell>
          <table:table-cell table:formula="of:=RAND()" office:value-type="float" office:value="0.896879261656691" calcext:value-type="float">
            <text:p>0.896879261656691</text:p>
          </table:table-cell>
          <table:table-cell table:formula="of:=RAND()" office:value-type="float" office:value="0.233077843590709" calcext:value-type="float">
            <text:p>0.233077843590709</text:p>
          </table:table-cell>
          <table:table-cell table:formula="of:=RAND()" office:value-type="float" office:value="0.208093335565043" calcext:value-type="float">
            <text:p>0.208093335565043</text:p>
          </table:table-cell>
          <table:table-cell table:formula="of:=RAND()" office:value-type="float" office:value="0.596651850801495" calcext:value-type="float">
            <text:p>0.596651850801495</text:p>
          </table:table-cell>
          <table:table-cell table:formula="of:=RAND()" office:value-type="float" office:value="0.90604506172774" calcext:value-type="float">
            <text:p>0.90604506172774</text:p>
          </table:table-cell>
          <table:table-cell table:formula="of:=RAND()" office:value-type="float" office:value="0.569761878754396" calcext:value-type="float">
            <text:p>0.569761878754396</text:p>
          </table:table-cell>
          <table:table-cell table:formula="of:=((RAND())*3)" office:value-type="float" office:value="0.574465159170929" calcext:value-type="float">
            <text:p>0.574465159170929</text:p>
          </table:table-cell>
          <table:table-cell table:formula="of:=((RAND())*3)" office:value-type="float" office:value="0.227394717438637" calcext:value-type="float">
            <text:p>0.227394717438637</text:p>
          </table:table-cell>
          <table:table-cell table:formula="of:=((RAND())*3)" office:value-type="float" office:value="0.165963346915527" calcext:value-type="float">
            <text:p>0.165963346915527</text:p>
          </table:table-cell>
          <table:table-cell table:formula="of:=((RAND())*3)" office:value-type="float" office:value="1.5121634844825" calcext:value-type="float">
            <text:p>1.5121634844825</text:p>
          </table:table-cell>
          <table:table-cell table:formula="of:=((RAND())*3)" office:value-type="float" office:value="1.24226868315082" calcext:value-type="float">
            <text:p>1.24226868315082</text:p>
          </table:table-cell>
          <table:table-cell table:formula="of:=((RAND())*3)" office:value-type="float" office:value="0.577624051324975" calcext:value-type="float">
            <text:p>0.577624051324975</text:p>
          </table:table-cell>
          <table:table-cell table:formula="of:=((RAND())*3)" office:value-type="float" office:value="0.549641190569287" calcext:value-type="float">
            <text:p>0.549641190569287</text:p>
          </table:table-cell>
          <table:table-cell table:formula="of:=((RAND())*3)" office:value-type="float" office:value="0.655828527511536" calcext:value-type="float">
            <text:p>0.655828527511536</text:p>
          </table:table-cell>
          <table:table-cell table:formula="of:=((RAND())*3)" office:value-type="float" office:value="0.78836950646126" calcext:value-type="float">
            <text:p>0.78836950646126</text:p>
          </table:table-cell>
          <table:table-cell table:formula="of:=((RAND())*3)" office:value-type="float" office:value="0.714383350918024" calcext:value-type="float">
            <text:p>0.714383350918024</text:p>
          </table:table-cell>
          <table:table-cell table:formula="of:=((RAND())*3)" office:value-type="float" office:value="0.55123993365003" calcext:value-type="float">
            <text:p>0.55123993365003</text:p>
          </table:table-cell>
          <table:table-cell table:formula="of:=((RAND())*3)" office:value-type="float" office:value="2.69488130986879" calcext:value-type="float">
            <text:p>2.69488130986879</text:p>
          </table:table-cell>
          <table:table-cell table:formula="of:=((RAND())*3)" office:value-type="float" office:value="2.94911520904941" calcext:value-type="float">
            <text:p>2.94911520904941</text:p>
          </table:table-cell>
          <table:table-cell table:formula="of:=((RAND())*3)" office:value-type="float" office:value="0.0000452730374235744" calcext:value-type="float">
            <text:p>4.52730374235744E-05</text:p>
          </table:table-cell>
          <table:table-cell table:formula="of:=((RAND())*3)" office:value-type="float" office:value="0.399054665858934" calcext:value-type="float">
            <text:p>0.399054665858934</text:p>
          </table:table-cell>
        </table:table-row>
        <table:table-row table:style-name="ro1">
          <table:table-cell office:value-type="string" calcext:value-type="string">
            <text:p>observation_22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53648575759166" calcext:value-type="float">
            <text:p>0.53648575759166</text:p>
          </table:table-cell>
          <table:table-cell table:formula="of:=RAND()" office:value-type="float" office:value="0.757218625184149" calcext:value-type="float">
            <text:p>0.757218625184149</text:p>
          </table:table-cell>
          <table:table-cell table:formula="of:=RAND()" office:value-type="float" office:value="0.502760748618026" calcext:value-type="float">
            <text:p>0.502760748618026</text:p>
          </table:table-cell>
          <table:table-cell table:formula="of:=RAND()" office:value-type="float" office:value="0.618256315569142" calcext:value-type="float">
            <text:p>0.618256315569142</text:p>
          </table:table-cell>
          <table:table-cell table:formula="of:=RAND()" office:value-type="float" office:value="0.591625823651592" calcext:value-type="float">
            <text:p>0.591625823651592</text:p>
          </table:table-cell>
          <table:table-cell table:formula="of:=RAND()" office:value-type="float" office:value="0.378098211686851" calcext:value-type="float">
            <text:p>0.378098211686851</text:p>
          </table:table-cell>
          <table:table-cell table:formula="of:=RAND()" office:value-type="float" office:value="0.211767375592193" calcext:value-type="float">
            <text:p>0.211767375592193</text:p>
          </table:table-cell>
          <table:table-cell table:formula="of:=RAND()" office:value-type="float" office:value="0.0681024631439649" calcext:value-type="float">
            <text:p>0.0681024631439649</text:p>
          </table:table-cell>
          <table:table-cell table:formula="of:=RAND()" office:value-type="float" office:value="0.632366889918333" calcext:value-type="float">
            <text:p>0.632366889918333</text:p>
          </table:table-cell>
          <table:table-cell table:formula="of:=RAND()" office:value-type="float" office:value="0.404623872213216" calcext:value-type="float">
            <text:p>0.404623872213216</text:p>
          </table:table-cell>
          <table:table-cell table:formula="of:=RAND()" office:value-type="float" office:value="0.774026205638201" calcext:value-type="float">
            <text:p>0.774026205638201</text:p>
          </table:table-cell>
          <table:table-cell table:formula="of:=RAND()" office:value-type="float" office:value="0.288599217340179" calcext:value-type="float">
            <text:p>0.288599217340179</text:p>
          </table:table-cell>
          <table:table-cell table:formula="of:=RAND()" office:value-type="float" office:value="0.970471112251763" calcext:value-type="float">
            <text:p>0.970471112251763</text:p>
          </table:table-cell>
          <table:table-cell table:formula="of:=RAND()" office:value-type="float" office:value="0.331317670158273" calcext:value-type="float">
            <text:p>0.331317670158273</text:p>
          </table:table-cell>
          <table:table-cell table:formula="of:=RAND()" office:value-type="float" office:value="0.610764653215847" calcext:value-type="float">
            <text:p>0.610764653215847</text:p>
          </table:table-cell>
          <table:table-cell table:formula="of:=((RAND())*3)" office:value-type="float" office:value="0.118484222591026" calcext:value-type="float">
            <text:p>0.118484222591026</text:p>
          </table:table-cell>
          <table:table-cell table:formula="of:=((RAND())*3)" office:value-type="float" office:value="1.82182245556238" calcext:value-type="float">
            <text:p>1.82182245556238</text:p>
          </table:table-cell>
          <table:table-cell table:formula="of:=((RAND())*3)" office:value-type="float" office:value="1.2359000399465" calcext:value-type="float">
            <text:p>1.2359000399465</text:p>
          </table:table-cell>
          <table:table-cell table:formula="of:=((RAND())*3)" office:value-type="float" office:value="1.60757768421918" calcext:value-type="float">
            <text:p>1.60757768421918</text:p>
          </table:table-cell>
          <table:table-cell table:formula="of:=((RAND())*3)" office:value-type="float" office:value="2.71334588382437" calcext:value-type="float">
            <text:p>2.71334588382437</text:p>
          </table:table-cell>
          <table:table-cell table:formula="of:=((RAND())*3)" office:value-type="float" office:value="0.142956835368828" calcext:value-type="float">
            <text:p>0.142956835368828</text:p>
          </table:table-cell>
          <table:table-cell table:formula="of:=((RAND())*3)" office:value-type="float" office:value="1.86427951780617" calcext:value-type="float">
            <text:p>1.86427951780617</text:p>
          </table:table-cell>
          <table:table-cell table:formula="of:=((RAND())*3)" office:value-type="float" office:value="1.444984141494" calcext:value-type="float">
            <text:p>1.444984141494</text:p>
          </table:table-cell>
          <table:table-cell table:formula="of:=((RAND())*3)" office:value-type="float" office:value="1.16535797359186" calcext:value-type="float">
            <text:p>1.16535797359186</text:p>
          </table:table-cell>
          <table:table-cell table:formula="of:=((RAND())*3)" office:value-type="float" office:value="0.711598255175374" calcext:value-type="float">
            <text:p>0.711598255175374</text:p>
          </table:table-cell>
          <table:table-cell table:formula="of:=((RAND())*3)" office:value-type="float" office:value="1.06089309492406" calcext:value-type="float">
            <text:p>1.06089309492406</text:p>
          </table:table-cell>
          <table:table-cell table:formula="of:=((RAND())*3)" office:value-type="float" office:value="2.38154071934079" calcext:value-type="float">
            <text:p>2.38154071934079</text:p>
          </table:table-cell>
          <table:table-cell table:formula="of:=((RAND())*3)" office:value-type="float" office:value="0.797346326092618" calcext:value-type="float">
            <text:p>0.797346326092618</text:p>
          </table:table-cell>
          <table:table-cell table:formula="of:=((RAND())*3)" office:value-type="float" office:value="2.36242529838177" calcext:value-type="float">
            <text:p>2.36242529838177</text:p>
          </table:table-cell>
          <table:table-cell table:formula="of:=((RAND())*3)" office:value-type="float" office:value="0.0754160298175108" calcext:value-type="float">
            <text:p>0.0754160298175108</text:p>
          </table:table-cell>
        </table:table-row>
        <table:table-row table:style-name="ro1">
          <table:table-cell office:value-type="string" calcext:value-type="string">
            <text:p>observation_23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139574969576788" calcext:value-type="float">
            <text:p>0.139574969576788</text:p>
          </table:table-cell>
          <table:table-cell table:formula="of:=RAND()" office:value-type="float" office:value="0.0000381228289824973" calcext:value-type="float">
            <text:p>3.81228289824973E-05</text:p>
          </table:table-cell>
          <table:table-cell table:formula="of:=RAND()" office:value-type="float" office:value="0.0113278711432351" calcext:value-type="float">
            <text:p>0.0113278711432351</text:p>
          </table:table-cell>
          <table:table-cell table:formula="of:=RAND()" office:value-type="float" office:value="0.952196625614553" calcext:value-type="float">
            <text:p>0.952196625614553</text:p>
          </table:table-cell>
          <table:table-cell table:formula="of:=RAND()" office:value-type="float" office:value="0.231744140479034" calcext:value-type="float">
            <text:p>0.231744140479034</text:p>
          </table:table-cell>
          <table:table-cell table:formula="of:=RAND()" office:value-type="float" office:value="0.171450838025437" calcext:value-type="float">
            <text:p>0.171450838025437</text:p>
          </table:table-cell>
          <table:table-cell table:formula="of:=RAND()" office:value-type="float" office:value="0.892716867976156" calcext:value-type="float">
            <text:p>0.892716867976156</text:p>
          </table:table-cell>
          <table:table-cell table:formula="of:=RAND()" office:value-type="float" office:value="0.517686862107669" calcext:value-type="float">
            <text:p>0.517686862107669</text:p>
          </table:table-cell>
          <table:table-cell table:formula="of:=RAND()" office:value-type="float" office:value="0.546889046794842" calcext:value-type="float">
            <text:p>0.546889046794842</text:p>
          </table:table-cell>
          <table:table-cell table:formula="of:=RAND()" office:value-type="float" office:value="0.398845557842178" calcext:value-type="float">
            <text:p>0.398845557842178</text:p>
          </table:table-cell>
          <table:table-cell table:formula="of:=RAND()" office:value-type="float" office:value="0.521066028843278" calcext:value-type="float">
            <text:p>0.521066028843278</text:p>
          </table:table-cell>
          <table:table-cell table:formula="of:=RAND()" office:value-type="float" office:value="0.376621824019048" calcext:value-type="float">
            <text:p>0.376621824019048</text:p>
          </table:table-cell>
          <table:table-cell table:formula="of:=RAND()" office:value-type="float" office:value="0.0268178724417346" calcext:value-type="float">
            <text:p>0.0268178724417346</text:p>
          </table:table-cell>
          <table:table-cell table:formula="of:=RAND()" office:value-type="float" office:value="0.464182453363456" calcext:value-type="float">
            <text:p>0.464182453363456</text:p>
          </table:table-cell>
          <table:table-cell table:formula="of:=RAND()" office:value-type="float" office:value="0.859634672289054" calcext:value-type="float">
            <text:p>0.859634672289054</text:p>
          </table:table-cell>
          <table:table-cell table:formula="of:=((RAND())*3)" office:value-type="float" office:value="0.572726234069567" calcext:value-type="float">
            <text:p>0.572726234069567</text:p>
          </table:table-cell>
          <table:table-cell table:formula="of:=((RAND())*3)" office:value-type="float" office:value="0.102260042050388" calcext:value-type="float">
            <text:p>0.102260042050388</text:p>
          </table:table-cell>
          <table:table-cell table:formula="of:=((RAND())*3)" office:value-type="float" office:value="1.28011220858299" calcext:value-type="float">
            <text:p>1.28011220858299</text:p>
          </table:table-cell>
          <table:table-cell table:formula="of:=((RAND())*3)" office:value-type="float" office:value="1.81223835756101" calcext:value-type="float">
            <text:p>1.81223835756101</text:p>
          </table:table-cell>
          <table:table-cell table:formula="of:=((RAND())*3)" office:value-type="float" office:value="2.37671607497371" calcext:value-type="float">
            <text:p>2.37671607497371</text:p>
          </table:table-cell>
          <table:table-cell table:formula="of:=((RAND())*3)" office:value-type="float" office:value="2.42850460437249" calcext:value-type="float">
            <text:p>2.42850460437249</text:p>
          </table:table-cell>
          <table:table-cell table:formula="of:=((RAND())*3)" office:value-type="float" office:value="2.07250034393893" calcext:value-type="float">
            <text:p>2.07250034393893</text:p>
          </table:table-cell>
          <table:table-cell table:formula="of:=((RAND())*3)" office:value-type="float" office:value="0.755218955424355" calcext:value-type="float">
            <text:p>0.755218955424355</text:p>
          </table:table-cell>
          <table:table-cell table:formula="of:=((RAND())*3)" office:value-type="float" office:value="2.91596614640294" calcext:value-type="float">
            <text:p>2.91596614640294</text:p>
          </table:table-cell>
          <table:table-cell table:formula="of:=((RAND())*3)" office:value-type="float" office:value="0.365796773974126" calcext:value-type="float">
            <text:p>0.365796773974126</text:p>
          </table:table-cell>
          <table:table-cell table:formula="of:=((RAND())*3)" office:value-type="float" office:value="0.214969981629122" calcext:value-type="float">
            <text:p>0.214969981629122</text:p>
          </table:table-cell>
          <table:table-cell table:formula="of:=((RAND())*3)" office:value-type="float" office:value="0.545407640952234" calcext:value-type="float">
            <text:p>0.545407640952234</text:p>
          </table:table-cell>
          <table:table-cell table:formula="of:=((RAND())*3)" office:value-type="float" office:value="2.52827675200343" calcext:value-type="float">
            <text:p>2.52827675200343</text:p>
          </table:table-cell>
          <table:table-cell table:formula="of:=((RAND())*3)" office:value-type="float" office:value="1.87999222876974" calcext:value-type="float">
            <text:p>1.87999222876974</text:p>
          </table:table-cell>
          <table:table-cell table:formula="of:=((RAND())*3)" office:value-type="float" office:value="0.0815842138139923" calcext:value-type="float">
            <text:p>0.0815842138139923</text:p>
          </table:table-cell>
        </table:table-row>
        <table:table-row table:style-name="ro1">
          <table:table-cell office:value-type="string" calcext:value-type="string">
            <text:p>observation_24</text:p>
          </table:table-cell>
          <table:table-cell office:value-type="string" calcext:value-type="string">
            <text:p>group_3</text:p>
          </table:table-cell>
          <table:table-cell table:formula="of:=RAND()" office:value-type="float" office:value="0.643114281753526" calcext:value-type="float">
            <text:p>0.643114281753526</text:p>
          </table:table-cell>
          <table:table-cell table:formula="of:=RAND()" office:value-type="float" office:value="0.0433271346202803" calcext:value-type="float">
            <text:p>0.0433271346202803</text:p>
          </table:table-cell>
          <table:table-cell table:formula="of:=RAND()" office:value-type="float" office:value="0.123551408636339" calcext:value-type="float">
            <text:p>0.123551408636339</text:p>
          </table:table-cell>
          <table:table-cell table:formula="of:=RAND()" office:value-type="float" office:value="0.0884785146260197" calcext:value-type="float">
            <text:p>0.0884785146260197</text:p>
          </table:table-cell>
          <table:table-cell table:formula="of:=RAND()" office:value-type="float" office:value="0.199632502178917" calcext:value-type="float">
            <text:p>0.199632502178917</text:p>
          </table:table-cell>
          <table:table-cell table:formula="of:=RAND()" office:value-type="float" office:value="0.33321430326355" calcext:value-type="float">
            <text:p>0.33321430326355</text:p>
          </table:table-cell>
          <table:table-cell table:formula="of:=RAND()" office:value-type="float" office:value="0.659685969093562" calcext:value-type="float">
            <text:p>0.659685969093562</text:p>
          </table:table-cell>
          <table:table-cell table:formula="of:=RAND()" office:value-type="float" office:value="0.148891663561875" calcext:value-type="float">
            <text:p>0.148891663561875</text:p>
          </table:table-cell>
          <table:table-cell table:formula="of:=RAND()" office:value-type="float" office:value="0.111434772494592" calcext:value-type="float">
            <text:p>0.111434772494592</text:p>
          </table:table-cell>
          <table:table-cell table:formula="of:=RAND()" office:value-type="float" office:value="0.301328194480948" calcext:value-type="float">
            <text:p>0.301328194480948</text:p>
          </table:table-cell>
          <table:table-cell table:formula="of:=RAND()" office:value-type="float" office:value="0.38012340572211" calcext:value-type="float">
            <text:p>0.38012340572211</text:p>
          </table:table-cell>
          <table:table-cell table:formula="of:=RAND()" office:value-type="float" office:value="0.645650615833294" calcext:value-type="float">
            <text:p>0.645650615833294</text:p>
          </table:table-cell>
          <table:table-cell table:formula="of:=RAND()" office:value-type="float" office:value="0.221985405343634" calcext:value-type="float">
            <text:p>0.221985405343634</text:p>
          </table:table-cell>
          <table:table-cell table:formula="of:=RAND()" office:value-type="float" office:value="0.727598656000255" calcext:value-type="float">
            <text:p>0.727598656000255</text:p>
          </table:table-cell>
          <table:table-cell table:formula="of:=RAND()" office:value-type="float" office:value="0.614528422685772" calcext:value-type="float">
            <text:p>0.614528422685772</text:p>
          </table:table-cell>
          <table:table-cell table:formula="of:=((RAND())*3)" office:value-type="float" office:value="2.30328540910367" calcext:value-type="float">
            <text:p>2.30328540910367</text:p>
          </table:table-cell>
          <table:table-cell table:formula="of:=((RAND())*3)" office:value-type="float" office:value="2.36130076283265" calcext:value-type="float">
            <text:p>2.36130076283265</text:p>
          </table:table-cell>
          <table:table-cell table:formula="of:=((RAND())*3)" office:value-type="float" office:value="2.31303884486686" calcext:value-type="float">
            <text:p>2.31303884486686</text:p>
          </table:table-cell>
          <table:table-cell table:formula="of:=((RAND())*3)" office:value-type="float" office:value="2.9436581041346" calcext:value-type="float">
            <text:p>2.9436581041346</text:p>
          </table:table-cell>
          <table:table-cell table:formula="of:=((RAND())*3)" office:value-type="float" office:value="0.758047376912575" calcext:value-type="float">
            <text:p>0.758047376912575</text:p>
          </table:table-cell>
          <table:table-cell table:formula="of:=((RAND())*3)" office:value-type="float" office:value="2.94388323841208" calcext:value-type="float">
            <text:p>2.94388323841208</text:p>
          </table:table-cell>
          <table:table-cell table:formula="of:=((RAND())*3)" office:value-type="float" office:value="1.25759441164733" calcext:value-type="float">
            <text:p>1.25759441164733</text:p>
          </table:table-cell>
          <table:table-cell table:formula="of:=((RAND())*3)" office:value-type="float" office:value="2.60428922079306" calcext:value-type="float">
            <text:p>2.60428922079306</text:p>
          </table:table-cell>
          <table:table-cell table:formula="of:=((RAND())*3)" office:value-type="float" office:value="1.28148262883749" calcext:value-type="float">
            <text:p>1.28148262883749</text:p>
          </table:table-cell>
          <table:table-cell table:formula="of:=((RAND())*3)" office:value-type="float" office:value="2.56361083143714" calcext:value-type="float">
            <text:p>2.56361083143714</text:p>
          </table:table-cell>
          <table:table-cell table:formula="of:=((RAND())*3)" office:value-type="float" office:value="1.45575090757592" calcext:value-type="float">
            <text:p>1.45575090757592</text:p>
          </table:table-cell>
          <table:table-cell table:formula="of:=((RAND())*3)" office:value-type="float" office:value="2.2715270395958" calcext:value-type="float">
            <text:p>2.2715270395958</text:p>
          </table:table-cell>
          <table:table-cell table:formula="of:=((RAND())*3)" office:value-type="float" office:value="2.54934235658082" calcext:value-type="float">
            <text:p>2.54934235658082</text:p>
          </table:table-cell>
          <table:table-cell table:formula="of:=((RAND())*3)" office:value-type="float" office:value="1.25906336557972" calcext:value-type="float">
            <text:p>1.25906336557972</text:p>
          </table:table-cell>
          <table:table-cell table:formula="of:=((RAND())*3)" office:value-type="float" office:value="2.54374264000246" calcext:value-type="float">
            <text:p>2.54374264000246</text:p>
          </table:table-cell>
        </table:table-row>
        <table:table-row table:style-name="ro1">
          <table:table-cell office:value-type="string" calcext:value-type="string">
            <text:p>observation_25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0937827743920686" calcext:value-type="float">
            <text:p>0.0937827743920686</text:p>
          </table:table-cell>
          <table:table-cell table:formula="of:=RAND()" office:value-type="float" office:value="0.318412756777181" calcext:value-type="float">
            <text:p>0.318412756777181</text:p>
          </table:table-cell>
          <table:table-cell table:formula="of:=RAND()" office:value-type="float" office:value="0.3619928438246" calcext:value-type="float">
            <text:p>0.3619928438246</text:p>
          </table:table-cell>
          <table:table-cell table:formula="of:=RAND()" office:value-type="float" office:value="0.34435708745256" calcext:value-type="float">
            <text:p>0.34435708745256</text:p>
          </table:table-cell>
          <table:table-cell table:formula="of:=RAND()" office:value-type="float" office:value="0.790376226913801" calcext:value-type="float">
            <text:p>0.790376226913801</text:p>
          </table:table-cell>
          <table:table-cell table:formula="of:=RAND()" office:value-type="float" office:value="0.100211829335489" calcext:value-type="float">
            <text:p>0.100211829335489</text:p>
          </table:table-cell>
          <table:table-cell table:formula="of:=RAND()" office:value-type="float" office:value="0.366261236184725" calcext:value-type="float">
            <text:p>0.366261236184725</text:p>
          </table:table-cell>
          <table:table-cell table:formula="of:=RAND()" office:value-type="float" office:value="0.171941248889827" calcext:value-type="float">
            <text:p>0.171941248889827</text:p>
          </table:table-cell>
          <table:table-cell table:formula="of:=RAND()" office:value-type="float" office:value="0.785367553172478" calcext:value-type="float">
            <text:p>0.785367553172478</text:p>
          </table:table-cell>
          <table:table-cell table:formula="of:=RAND()" office:value-type="float" office:value="0.383985431105198" calcext:value-type="float">
            <text:p>0.383985431105198</text:p>
          </table:table-cell>
          <table:table-cell table:formula="of:=RAND()" office:value-type="float" office:value="0.695237498028685" calcext:value-type="float">
            <text:p>0.695237498028685</text:p>
          </table:table-cell>
          <table:table-cell table:formula="of:=RAND()" office:value-type="float" office:value="0.66891642521259" calcext:value-type="float">
            <text:p>0.66891642521259</text:p>
          </table:table-cell>
          <table:table-cell table:formula="of:=RAND()" office:value-type="float" office:value="0.216129244908977" calcext:value-type="float">
            <text:p>0.216129244908977</text:p>
          </table:table-cell>
          <table:table-cell table:formula="of:=RAND()" office:value-type="float" office:value="0.967598393320224" calcext:value-type="float">
            <text:p>0.967598393320224</text:p>
          </table:table-cell>
          <table:table-cell table:formula="of:=RAND()" office:value-type="float" office:value="0.765694575653717" calcext:value-type="float">
            <text:p>0.765694575653717</text:p>
          </table:table-cell>
          <table:table-cell table:formula="of:=((RAND())*3)" office:value-type="float" office:value="2.70727045950004" calcext:value-type="float">
            <text:p>2.70727045950004</text:p>
          </table:table-cell>
          <table:table-cell table:formula="of:=((RAND())*3)" office:value-type="float" office:value="2.15385475032251" calcext:value-type="float">
            <text:p>2.15385475032251</text:p>
          </table:table-cell>
          <table:table-cell table:formula="of:=((RAND())*3)" office:value-type="float" office:value="0.675513462920684" calcext:value-type="float">
            <text:p>0.675513462920684</text:p>
          </table:table-cell>
          <table:table-cell table:formula="of:=((RAND())*3)" office:value-type="float" office:value="1.51734986243849" calcext:value-type="float">
            <text:p>1.51734986243849</text:p>
          </table:table-cell>
          <table:table-cell table:formula="of:=((RAND())*3)" office:value-type="float" office:value="2.72251317660424" calcext:value-type="float">
            <text:p>2.72251317660424</text:p>
          </table:table-cell>
          <table:table-cell table:formula="of:=((RAND())*3)" office:value-type="float" office:value="1.51943836104058" calcext:value-type="float">
            <text:p>1.51943836104058</text:p>
          </table:table-cell>
          <table:table-cell table:formula="of:=((RAND())*3)" office:value-type="float" office:value="0.930143014483097" calcext:value-type="float">
            <text:p>0.930143014483097</text:p>
          </table:table-cell>
          <table:table-cell table:formula="of:=((RAND())*3)" office:value-type="float" office:value="0.516739938233823" calcext:value-type="float">
            <text:p>0.516739938233823</text:p>
          </table:table-cell>
          <table:table-cell table:formula="of:=((RAND())*3)" office:value-type="float" office:value="2.96730885403911" calcext:value-type="float">
            <text:p>2.96730885403911</text:p>
          </table:table-cell>
          <table:table-cell table:formula="of:=((RAND())*3)" office:value-type="float" office:value="1.18215540730675" calcext:value-type="float">
            <text:p>1.18215540730675</text:p>
          </table:table-cell>
          <table:table-cell table:formula="of:=((RAND())*3)" office:value-type="float" office:value="1.16211951694552" calcext:value-type="float">
            <text:p>1.16211951694552</text:p>
          </table:table-cell>
          <table:table-cell table:formula="of:=((RAND())*3)" office:value-type="float" office:value="2.80459669267049" calcext:value-type="float">
            <text:p>2.80459669267049</text:p>
          </table:table-cell>
          <table:table-cell table:formula="of:=((RAND())*3)" office:value-type="float" office:value="2.35558706736204" calcext:value-type="float">
            <text:p>2.35558706736204</text:p>
          </table:table-cell>
          <table:table-cell table:formula="of:=((RAND())*3)" office:value-type="float" office:value="1.77982263299492" calcext:value-type="float">
            <text:p>1.77982263299492</text:p>
          </table:table-cell>
          <table:table-cell table:formula="of:=((RAND())*3)" office:value-type="float" office:value="2.15357343338469" calcext:value-type="float">
            <text:p>2.15357343338469</text:p>
          </table:table-cell>
        </table:table-row>
        <table:table-row table:style-name="ro1">
          <table:table-cell office:value-type="string" calcext:value-type="string">
            <text:p>observation_26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0682859609095413" calcext:value-type="float">
            <text:p>0.0682859609095413</text:p>
          </table:table-cell>
          <table:table-cell table:formula="of:=RAND()" office:value-type="float" office:value="0.0954696037689541" calcext:value-type="float">
            <text:p>0.0954696037689541</text:p>
          </table:table-cell>
          <table:table-cell table:formula="of:=RAND()" office:value-type="float" office:value="0.0340022951793422" calcext:value-type="float">
            <text:p>0.0340022951793422</text:p>
          </table:table-cell>
          <table:table-cell table:formula="of:=RAND()" office:value-type="float" office:value="0.292950167159923" calcext:value-type="float">
            <text:p>0.292950167159923</text:p>
          </table:table-cell>
          <table:table-cell table:formula="of:=RAND()" office:value-type="float" office:value="0.534262289779794" calcext:value-type="float">
            <text:p>0.534262289779794</text:p>
          </table:table-cell>
          <table:table-cell table:formula="of:=RAND()" office:value-type="float" office:value="0.232471966428867" calcext:value-type="float">
            <text:p>0.232471966428867</text:p>
          </table:table-cell>
          <table:table-cell table:formula="of:=RAND()" office:value-type="float" office:value="0.0138099911927158" calcext:value-type="float">
            <text:p>0.0138099911927158</text:p>
          </table:table-cell>
          <table:table-cell table:formula="of:=RAND()" office:value-type="float" office:value="0.7959330610242" calcext:value-type="float">
            <text:p>0.7959330610242</text:p>
          </table:table-cell>
          <table:table-cell table:formula="of:=RAND()" office:value-type="float" office:value="0.791486576565581" calcext:value-type="float">
            <text:p>0.791486576565581</text:p>
          </table:table-cell>
          <table:table-cell table:formula="of:=RAND()" office:value-type="float" office:value="0.256692491261203" calcext:value-type="float">
            <text:p>0.256692491261203</text:p>
          </table:table-cell>
          <table:table-cell table:formula="of:=RAND()" office:value-type="float" office:value="0.197278383623268" calcext:value-type="float">
            <text:p>0.197278383623268</text:p>
          </table:table-cell>
          <table:table-cell table:formula="of:=RAND()" office:value-type="float" office:value="0.5558417895418" calcext:value-type="float">
            <text:p>0.5558417895418</text:p>
          </table:table-cell>
          <table:table-cell table:formula="of:=RAND()" office:value-type="float" office:value="0.247842382313232" calcext:value-type="float">
            <text:p>0.247842382313232</text:p>
          </table:table-cell>
          <table:table-cell table:formula="of:=RAND()" office:value-type="float" office:value="0.285732843950885" calcext:value-type="float">
            <text:p>0.285732843950885</text:p>
          </table:table-cell>
          <table:table-cell table:formula="of:=RAND()" office:value-type="float" office:value="0.297536653763881" calcext:value-type="float">
            <text:p>0.297536653763881</text:p>
          </table:table-cell>
          <table:table-cell table:formula="of:=((RAND())*3)" office:value-type="float" office:value="2.4401634157424" calcext:value-type="float">
            <text:p>2.4401634157424</text:p>
          </table:table-cell>
          <table:table-cell table:formula="of:=((RAND())*3)" office:value-type="float" office:value="0.274378004657835" calcext:value-type="float">
            <text:p>0.274378004657835</text:p>
          </table:table-cell>
          <table:table-cell table:formula="of:=((RAND())*3)" office:value-type="float" office:value="0.835805178200481" calcext:value-type="float">
            <text:p>0.835805178200481</text:p>
          </table:table-cell>
          <table:table-cell table:formula="of:=((RAND())*3)" office:value-type="float" office:value="2.79949755606161" calcext:value-type="float">
            <text:p>2.79949755606161</text:p>
          </table:table-cell>
          <table:table-cell table:formula="of:=((RAND())*3)" office:value-type="float" office:value="0.0513470176154577" calcext:value-type="float">
            <text:p>0.0513470176154577</text:p>
          </table:table-cell>
          <table:table-cell table:formula="of:=((RAND())*3)" office:value-type="float" office:value="0.525877534831713" calcext:value-type="float">
            <text:p>0.525877534831713</text:p>
          </table:table-cell>
          <table:table-cell table:formula="of:=((RAND())*3)" office:value-type="float" office:value="0.651929443858554" calcext:value-type="float">
            <text:p>0.651929443858554</text:p>
          </table:table-cell>
          <table:table-cell table:formula="of:=((RAND())*3)" office:value-type="float" office:value="1.71407191632611" calcext:value-type="float">
            <text:p>1.71407191632611</text:p>
          </table:table-cell>
          <table:table-cell table:formula="of:=((RAND())*3)" office:value-type="float" office:value="2.34756812046228" calcext:value-type="float">
            <text:p>2.34756812046228</text:p>
          </table:table-cell>
          <table:table-cell table:formula="of:=((RAND())*3)" office:value-type="float" office:value="0.297794849909907" calcext:value-type="float">
            <text:p>0.297794849909907</text:p>
          </table:table-cell>
          <table:table-cell table:formula="of:=((RAND())*3)" office:value-type="float" office:value="0.61808329633684" calcext:value-type="float">
            <text:p>0.61808329633684</text:p>
          </table:table-cell>
          <table:table-cell table:formula="of:=((RAND())*3)" office:value-type="float" office:value="1.82388770701501" calcext:value-type="float">
            <text:p>1.82388770701501</text:p>
          </table:table-cell>
          <table:table-cell table:formula="of:=((RAND())*3)" office:value-type="float" office:value="0.350036938664105" calcext:value-type="float">
            <text:p>0.350036938664105</text:p>
          </table:table-cell>
          <table:table-cell table:formula="of:=((RAND())*3)" office:value-type="float" office:value="1.27368686568337" calcext:value-type="float">
            <text:p>1.27368686568337</text:p>
          </table:table-cell>
          <table:table-cell table:formula="of:=((RAND())*3)" office:value-type="float" office:value="1.91611805709051" calcext:value-type="float">
            <text:p>1.91611805709051</text:p>
          </table:table-cell>
        </table:table-row>
        <table:table-row table:style-name="ro1">
          <table:table-cell office:value-type="string" calcext:value-type="string">
            <text:p>observation_27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545040129930221" calcext:value-type="float">
            <text:p>0.545040129930221</text:p>
          </table:table-cell>
          <table:table-cell table:formula="of:=RAND()" office:value-type="float" office:value="0.200499599031777" calcext:value-type="float">
            <text:p>0.200499599031777</text:p>
          </table:table-cell>
          <table:table-cell table:formula="of:=RAND()" office:value-type="float" office:value="0.152687454305624" calcext:value-type="float">
            <text:p>0.152687454305624</text:p>
          </table:table-cell>
          <table:table-cell table:formula="of:=RAND()" office:value-type="float" office:value="0.951399398382745" calcext:value-type="float">
            <text:p>0.951399398382745</text:p>
          </table:table-cell>
          <table:table-cell table:formula="of:=RAND()" office:value-type="float" office:value="0.186933384678696" calcext:value-type="float">
            <text:p>0.186933384678696</text:p>
          </table:table-cell>
          <table:table-cell table:formula="of:=RAND()" office:value-type="float" office:value="0.301976881417468" calcext:value-type="float">
            <text:p>0.301976881417468</text:p>
          </table:table-cell>
          <table:table-cell table:formula="of:=RAND()" office:value-type="float" office:value="0.0220578071946354" calcext:value-type="float">
            <text:p>0.0220578071946354</text:p>
          </table:table-cell>
          <table:table-cell table:formula="of:=RAND()" office:value-type="float" office:value="0.355819461019324" calcext:value-type="float">
            <text:p>0.355819461019324</text:p>
          </table:table-cell>
          <table:table-cell table:formula="of:=RAND()" office:value-type="float" office:value="0.08548461862358" calcext:value-type="float">
            <text:p>0.08548461862358</text:p>
          </table:table-cell>
          <table:table-cell table:formula="of:=RAND()" office:value-type="float" office:value="0.501322735213187" calcext:value-type="float">
            <text:p>0.501322735213187</text:p>
          </table:table-cell>
          <table:table-cell table:formula="of:=RAND()" office:value-type="float" office:value="0.55291831814772" calcext:value-type="float">
            <text:p>0.55291831814772</text:p>
          </table:table-cell>
          <table:table-cell table:formula="of:=RAND()" office:value-type="float" office:value="0.748542113203322" calcext:value-type="float">
            <text:p>0.748542113203322</text:p>
          </table:table-cell>
          <table:table-cell table:formula="of:=RAND()" office:value-type="float" office:value="0.883768398041093" calcext:value-type="float">
            <text:p>0.883768398041093</text:p>
          </table:table-cell>
          <table:table-cell table:formula="of:=RAND()" office:value-type="float" office:value="0.0645095039645117" calcext:value-type="float">
            <text:p>0.0645095039645117</text:p>
          </table:table-cell>
          <table:table-cell table:formula="of:=RAND()" office:value-type="float" office:value="0.413341309078915" calcext:value-type="float">
            <text:p>0.413341309078915</text:p>
          </table:table-cell>
          <table:table-cell table:formula="of:=((RAND())*3)" office:value-type="float" office:value="1.43284421259605" calcext:value-type="float">
            <text:p>1.43284421259605</text:p>
          </table:table-cell>
          <table:table-cell table:formula="of:=((RAND())*3)" office:value-type="float" office:value="1.5722104874174" calcext:value-type="float">
            <text:p>1.5722104874174</text:p>
          </table:table-cell>
          <table:table-cell table:formula="of:=((RAND())*3)" office:value-type="float" office:value="1.43910935661433" calcext:value-type="float">
            <text:p>1.43910935661433</text:p>
          </table:table-cell>
          <table:table-cell table:formula="of:=((RAND())*3)" office:value-type="float" office:value="2.33506209198506" calcext:value-type="float">
            <text:p>2.33506209198506</text:p>
          </table:table-cell>
          <table:table-cell table:formula="of:=((RAND())*3)" office:value-type="float" office:value="0.616500928420814" calcext:value-type="float">
            <text:p>0.616500928420814</text:p>
          </table:table-cell>
          <table:table-cell table:formula="of:=((RAND())*3)" office:value-type="float" office:value="1.43112194740412" calcext:value-type="float">
            <text:p>1.43112194740412</text:p>
          </table:table-cell>
          <table:table-cell table:formula="of:=((RAND())*3)" office:value-type="float" office:value="1.28678025543382" calcext:value-type="float">
            <text:p>1.28678025543382</text:p>
          </table:table-cell>
          <table:table-cell table:formula="of:=((RAND())*3)" office:value-type="float" office:value="0.992350400587009" calcext:value-type="float">
            <text:p>0.992350400587009</text:p>
          </table:table-cell>
          <table:table-cell table:formula="of:=((RAND())*3)" office:value-type="float" office:value="2.35662631155037" calcext:value-type="float">
            <text:p>2.35662631155037</text:p>
          </table:table-cell>
          <table:table-cell table:formula="of:=((RAND())*3)" office:value-type="float" office:value="1.09749645471312" calcext:value-type="float">
            <text:p>1.09749645471312</text:p>
          </table:table-cell>
          <table:table-cell table:formula="of:=((RAND())*3)" office:value-type="float" office:value="0.803326275744697" calcext:value-type="float">
            <text:p>0.803326275744697</text:p>
          </table:table-cell>
          <table:table-cell table:formula="of:=((RAND())*3)" office:value-type="float" office:value="2.32691538401809" calcext:value-type="float">
            <text:p>2.32691538401809</text:p>
          </table:table-cell>
          <table:table-cell table:formula="of:=((RAND())*3)" office:value-type="float" office:value="0.169074004489795" calcext:value-type="float">
            <text:p>0.169074004489795</text:p>
          </table:table-cell>
          <table:table-cell table:formula="of:=((RAND())*3)" office:value-type="float" office:value="1.52114932291094" calcext:value-type="float">
            <text:p>1.52114932291094</text:p>
          </table:table-cell>
          <table:table-cell table:formula="of:=((RAND())*3)" office:value-type="float" office:value="1.60072693198893" calcext:value-type="float">
            <text:p>1.60072693198893</text:p>
          </table:table-cell>
        </table:table-row>
        <table:table-row table:style-name="ro1">
          <table:table-cell office:value-type="string" calcext:value-type="string">
            <text:p>observation_28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996625346716314" calcext:value-type="float">
            <text:p>0.996625346716314</text:p>
          </table:table-cell>
          <table:table-cell table:formula="of:=RAND()" office:value-type="float" office:value="0.432653841602755" calcext:value-type="float">
            <text:p>0.432653841602755</text:p>
          </table:table-cell>
          <table:table-cell table:formula="of:=RAND()" office:value-type="float" office:value="0.905626046345072" calcext:value-type="float">
            <text:p>0.905626046345072</text:p>
          </table:table-cell>
          <table:table-cell table:formula="of:=RAND()" office:value-type="float" office:value="0.448568429377524" calcext:value-type="float">
            <text:p>0.448568429377524</text:p>
          </table:table-cell>
          <table:table-cell table:formula="of:=RAND()" office:value-type="float" office:value="0.119070804357217" calcext:value-type="float">
            <text:p>0.119070804357217</text:p>
          </table:table-cell>
          <table:table-cell table:formula="of:=RAND()" office:value-type="float" office:value="0.169681620692493" calcext:value-type="float">
            <text:p>0.169681620692493</text:p>
          </table:table-cell>
          <table:table-cell table:formula="of:=RAND()" office:value-type="float" office:value="0.70879620122884" calcext:value-type="float">
            <text:p>0.70879620122884</text:p>
          </table:table-cell>
          <table:table-cell table:formula="of:=RAND()" office:value-type="float" office:value="0.450042111140732" calcext:value-type="float">
            <text:p>0.450042111140732</text:p>
          </table:table-cell>
          <table:table-cell table:formula="of:=RAND()" office:value-type="float" office:value="0.355995339010618" calcext:value-type="float">
            <text:p>0.355995339010618</text:p>
          </table:table-cell>
          <table:table-cell table:formula="of:=RAND()" office:value-type="float" office:value="0.298046612269774" calcext:value-type="float">
            <text:p>0.298046612269774</text:p>
          </table:table-cell>
          <table:table-cell table:formula="of:=RAND()" office:value-type="float" office:value="0.159694376789548" calcext:value-type="float">
            <text:p>0.159694376789548</text:p>
          </table:table-cell>
          <table:table-cell table:formula="of:=RAND()" office:value-type="float" office:value="0.720321399504008" calcext:value-type="float">
            <text:p>0.720321399504008</text:p>
          </table:table-cell>
          <table:table-cell table:formula="of:=RAND()" office:value-type="float" office:value="0.966280530397497" calcext:value-type="float">
            <text:p>0.966280530397497</text:p>
          </table:table-cell>
          <table:table-cell table:formula="of:=RAND()" office:value-type="float" office:value="0.683610319766565" calcext:value-type="float">
            <text:p>0.683610319766565</text:p>
          </table:table-cell>
          <table:table-cell table:formula="of:=RAND()" office:value-type="float" office:value="0.747030986528356" calcext:value-type="float">
            <text:p>0.747030986528356</text:p>
          </table:table-cell>
          <table:table-cell table:formula="of:=((RAND())*3)" office:value-type="float" office:value="0.715613851036902" calcext:value-type="float">
            <text:p>0.715613851036902</text:p>
          </table:table-cell>
          <table:table-cell table:formula="of:=((RAND())*3)" office:value-type="float" office:value="1.93832492419638" calcext:value-type="float">
            <text:p>1.93832492419638</text:p>
          </table:table-cell>
          <table:table-cell table:formula="of:=((RAND())*3)" office:value-type="float" office:value="2.85103110199183" calcext:value-type="float">
            <text:p>2.85103110199183</text:p>
          </table:table-cell>
          <table:table-cell table:formula="of:=((RAND())*3)" office:value-type="float" office:value="0.625974820570826" calcext:value-type="float">
            <text:p>0.625974820570826</text:p>
          </table:table-cell>
          <table:table-cell table:formula="of:=((RAND())*3)" office:value-type="float" office:value="1.88199395752021" calcext:value-type="float">
            <text:p>1.88199395752021</text:p>
          </table:table-cell>
          <table:table-cell table:formula="of:=((RAND())*3)" office:value-type="float" office:value="0.800736914571203" calcext:value-type="float">
            <text:p>0.800736914571203</text:p>
          </table:table-cell>
          <table:table-cell table:formula="of:=((RAND())*3)" office:value-type="float" office:value="2.70832050178693" calcext:value-type="float">
            <text:p>2.70832050178693</text:p>
          </table:table-cell>
          <table:table-cell table:formula="of:=((RAND())*3)" office:value-type="float" office:value="2.10694304869516" calcext:value-type="float">
            <text:p>2.10694304869516</text:p>
          </table:table-cell>
          <table:table-cell table:formula="of:=((RAND())*3)" office:value-type="float" office:value="2.86744138446886" calcext:value-type="float">
            <text:p>2.86744138446886</text:p>
          </table:table-cell>
          <table:table-cell table:formula="of:=((RAND())*3)" office:value-type="float" office:value="0.543703097882528" calcext:value-type="float">
            <text:p>0.543703097882528</text:p>
          </table:table-cell>
          <table:table-cell table:formula="of:=((RAND())*3)" office:value-type="float" office:value="0.361345681340368" calcext:value-type="float">
            <text:p>0.361345681340368</text:p>
          </table:table-cell>
          <table:table-cell table:formula="of:=((RAND())*3)" office:value-type="float" office:value="2.41266833795426" calcext:value-type="float">
            <text:p>2.41266833795426</text:p>
          </table:table-cell>
          <table:table-cell table:formula="of:=((RAND())*3)" office:value-type="float" office:value="2.8566972350668" calcext:value-type="float">
            <text:p>2.8566972350668</text:p>
          </table:table-cell>
          <table:table-cell table:formula="of:=((RAND())*3)" office:value-type="float" office:value="1.56701872877284" calcext:value-type="float">
            <text:p>1.56701872877284</text:p>
          </table:table-cell>
          <table:table-cell table:formula="of:=((RAND())*3)" office:value-type="float" office:value="2.11322998940525" calcext:value-type="float">
            <text:p>2.11322998940525</text:p>
          </table:table-cell>
        </table:table-row>
        <table:table-row table:style-name="ro1">
          <table:table-cell office:value-type="string" calcext:value-type="string">
            <text:p>observation_29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495047472586886" calcext:value-type="float">
            <text:p>0.495047472586886</text:p>
          </table:table-cell>
          <table:table-cell table:formula="of:=RAND()" office:value-type="float" office:value="0.521999105546073" calcext:value-type="float">
            <text:p>0.521999105546073</text:p>
          </table:table-cell>
          <table:table-cell table:formula="of:=RAND()" office:value-type="float" office:value="0.474495728709965" calcext:value-type="float">
            <text:p>0.474495728709965</text:p>
          </table:table-cell>
          <table:table-cell table:formula="of:=RAND()" office:value-type="float" office:value="0.265877858835904" calcext:value-type="float">
            <text:p>0.265877858835904</text:p>
          </table:table-cell>
          <table:table-cell table:formula="of:=RAND()" office:value-type="float" office:value="0.859796033409114" calcext:value-type="float">
            <text:p>0.859796033409114</text:p>
          </table:table-cell>
          <table:table-cell table:formula="of:=RAND()" office:value-type="float" office:value="0.975437034870788" calcext:value-type="float">
            <text:p>0.975437034870788</text:p>
          </table:table-cell>
          <table:table-cell table:formula="of:=RAND()" office:value-type="float" office:value="0.555062452256434" calcext:value-type="float">
            <text:p>0.555062452256434</text:p>
          </table:table-cell>
          <table:table-cell table:formula="of:=RAND()" office:value-type="float" office:value="0.540848384123433" calcext:value-type="float">
            <text:p>0.540848384123433</text:p>
          </table:table-cell>
          <table:table-cell table:formula="of:=RAND()" office:value-type="float" office:value="0.990512102971778" calcext:value-type="float">
            <text:p>0.990512102971778</text:p>
          </table:table-cell>
          <table:table-cell table:formula="of:=RAND()" office:value-type="float" office:value="0.237178679452647" calcext:value-type="float">
            <text:p>0.237178679452647</text:p>
          </table:table-cell>
          <table:table-cell table:formula="of:=RAND()" office:value-type="float" office:value="0.968752599400235" calcext:value-type="float">
            <text:p>0.968752599400235</text:p>
          </table:table-cell>
          <table:table-cell table:formula="of:=RAND()" office:value-type="float" office:value="0.237172240926691" calcext:value-type="float">
            <text:p>0.237172240926691</text:p>
          </table:table-cell>
          <table:table-cell table:formula="of:=RAND()" office:value-type="float" office:value="0.696706796835556" calcext:value-type="float">
            <text:p>0.696706796835556</text:p>
          </table:table-cell>
          <table:table-cell table:formula="of:=RAND()" office:value-type="float" office:value="0.755620735536079" calcext:value-type="float">
            <text:p>0.755620735536079</text:p>
          </table:table-cell>
          <table:table-cell table:formula="of:=RAND()" office:value-type="float" office:value="0.674403367494462" calcext:value-type="float">
            <text:p>0.674403367494462</text:p>
          </table:table-cell>
          <table:table-cell table:formula="of:=((RAND())*3)" office:value-type="float" office:value="1.78314294037124" calcext:value-type="float">
            <text:p>1.78314294037124</text:p>
          </table:table-cell>
          <table:table-cell table:formula="of:=((RAND())*3)" office:value-type="float" office:value="0.0219780793792295" calcext:value-type="float">
            <text:p>0.0219780793792295</text:p>
          </table:table-cell>
          <table:table-cell table:formula="of:=((RAND())*3)" office:value-type="float" office:value="2.57539103724048" calcext:value-type="float">
            <text:p>2.57539103724048</text:p>
          </table:table-cell>
          <table:table-cell table:formula="of:=((RAND())*3)" office:value-type="float" office:value="0.81068842216601" calcext:value-type="float">
            <text:p>0.81068842216601</text:p>
          </table:table-cell>
          <table:table-cell table:formula="of:=((RAND())*3)" office:value-type="float" office:value="0.745360722837661" calcext:value-type="float">
            <text:p>0.745360722837661</text:p>
          </table:table-cell>
          <table:table-cell table:formula="of:=((RAND())*3)" office:value-type="float" office:value="1.96574932725348" calcext:value-type="float">
            <text:p>1.96574932725348</text:p>
          </table:table-cell>
          <table:table-cell table:formula="of:=((RAND())*3)" office:value-type="float" office:value="0.450158084832401" calcext:value-type="float">
            <text:p>0.450158084832401</text:p>
          </table:table-cell>
          <table:table-cell table:formula="of:=((RAND())*3)" office:value-type="float" office:value="0.966479838312392" calcext:value-type="float">
            <text:p>0.966479838312392</text:p>
          </table:table-cell>
          <table:table-cell table:formula="of:=((RAND())*3)" office:value-type="float" office:value="2.74212191401037" calcext:value-type="float">
            <text:p>2.74212191401037</text:p>
          </table:table-cell>
          <table:table-cell table:formula="of:=((RAND())*3)" office:value-type="float" office:value="2.55786448391366" calcext:value-type="float">
            <text:p>2.55786448391366</text:p>
          </table:table-cell>
          <table:table-cell table:formula="of:=((RAND())*3)" office:value-type="float" office:value="0.293059209797353" calcext:value-type="float">
            <text:p>0.293059209797353</text:p>
          </table:table-cell>
          <table:table-cell table:formula="of:=((RAND())*3)" office:value-type="float" office:value="1.41875669521097" calcext:value-type="float">
            <text:p>1.41875669521097</text:p>
          </table:table-cell>
          <table:table-cell table:formula="of:=((RAND())*3)" office:value-type="float" office:value="2.81629116934942" calcext:value-type="float">
            <text:p>2.81629116934942</text:p>
          </table:table-cell>
          <table:table-cell table:formula="of:=((RAND())*3)" office:value-type="float" office:value="2.35835201636249" calcext:value-type="float">
            <text:p>2.35835201636249</text:p>
          </table:table-cell>
          <table:table-cell table:formula="of:=((RAND())*3)" office:value-type="float" office:value="0.312864524070446" calcext:value-type="float">
            <text:p>0.312864524070446</text:p>
          </table:table-cell>
        </table:table-row>
        <table:table-row table:style-name="ro1">
          <table:table-cell office:value-type="string" calcext:value-type="string">
            <text:p>observation_30</text:p>
          </table:table-cell>
          <table:table-cell office:value-type="string" calcext:value-type="string">
            <text:p>group_4</text:p>
          </table:table-cell>
          <table:table-cell table:formula="of:=RAND()" office:value-type="float" office:value="0.588213109827638" calcext:value-type="float">
            <text:p>0.588213109827638</text:p>
          </table:table-cell>
          <table:table-cell table:formula="of:=RAND()" office:value-type="float" office:value="0.751279887308687" calcext:value-type="float">
            <text:p>0.751279887308687</text:p>
          </table:table-cell>
          <table:table-cell table:formula="of:=RAND()" office:value-type="float" office:value="0.737722335823549" calcext:value-type="float">
            <text:p>0.737722335823549</text:p>
          </table:table-cell>
          <table:table-cell table:formula="of:=RAND()" office:value-type="float" office:value="0.0169474922651532" calcext:value-type="float">
            <text:p>0.0169474922651532</text:p>
          </table:table-cell>
          <table:table-cell table:formula="of:=RAND()" office:value-type="float" office:value="0.064248107140608" calcext:value-type="float">
            <text:p>0.064248107140608</text:p>
          </table:table-cell>
          <table:table-cell table:formula="of:=RAND()" office:value-type="float" office:value="0.211688723618442" calcext:value-type="float">
            <text:p>0.211688723618442</text:p>
          </table:table-cell>
          <table:table-cell table:formula="of:=RAND()" office:value-type="float" office:value="0.991000036665793" calcext:value-type="float">
            <text:p>0.991000036665793</text:p>
          </table:table-cell>
          <table:table-cell table:formula="of:=RAND()" office:value-type="float" office:value="0.602721996137226" calcext:value-type="float">
            <text:p>0.602721996137226</text:p>
          </table:table-cell>
          <table:table-cell table:formula="of:=RAND()" office:value-type="float" office:value="0.333527699382362" calcext:value-type="float">
            <text:p>0.333527699382362</text:p>
          </table:table-cell>
          <table:table-cell table:formula="of:=RAND()" office:value-type="float" office:value="0.923714576612934" calcext:value-type="float">
            <text:p>0.923714576612934</text:p>
          </table:table-cell>
          <table:table-cell table:formula="of:=RAND()" office:value-type="float" office:value="0.970845368450239" calcext:value-type="float">
            <text:p>0.970845368450239</text:p>
          </table:table-cell>
          <table:table-cell table:formula="of:=RAND()" office:value-type="float" office:value="0.811012730201355" calcext:value-type="float">
            <text:p>0.811012730201355</text:p>
          </table:table-cell>
          <table:table-cell table:formula="of:=RAND()" office:value-type="float" office:value="0.0785866005187707" calcext:value-type="float">
            <text:p>0.0785866005187707</text:p>
          </table:table-cell>
          <table:table-cell table:formula="of:=RAND()" office:value-type="float" office:value="0.00274186266794647" calcext:value-type="float">
            <text:p>0.00274186266794647</text:p>
          </table:table-cell>
          <table:table-cell table:formula="of:=RAND()" office:value-type="float" office:value="0.587352868933406" calcext:value-type="float">
            <text:p>0.587352868933406</text:p>
          </table:table-cell>
          <table:table-cell table:formula="of:=((RAND())*3)" office:value-type="float" office:value="2.64405431958741" calcext:value-type="float">
            <text:p>2.64405431958741</text:p>
          </table:table-cell>
          <table:table-cell table:formula="of:=((RAND())*3)" office:value-type="float" office:value="1.77924631295015" calcext:value-type="float">
            <text:p>1.77924631295015</text:p>
          </table:table-cell>
          <table:table-cell table:formula="of:=((RAND())*3)" office:value-type="float" office:value="2.27901392440569" calcext:value-type="float">
            <text:p>2.27901392440569</text:p>
          </table:table-cell>
          <table:table-cell table:formula="of:=((RAND())*3)" office:value-type="float" office:value="2.71797246140805" calcext:value-type="float">
            <text:p>2.71797246140805</text:p>
          </table:table-cell>
          <table:table-cell table:formula="of:=((RAND())*3)" office:value-type="float" office:value="1.74867229482898" calcext:value-type="float">
            <text:p>1.74867229482898</text:p>
          </table:table-cell>
          <table:table-cell table:formula="of:=((RAND())*3)" office:value-type="float" office:value="0.677908738700055" calcext:value-type="float">
            <text:p>0.677908738700055</text:p>
          </table:table-cell>
          <table:table-cell table:formula="of:=((RAND())*3)" office:value-type="float" office:value="0.453828938228325" calcext:value-type="float">
            <text:p>0.453828938228325</text:p>
          </table:table-cell>
          <table:table-cell table:formula="of:=((RAND())*3)" office:value-type="float" office:value="1.62401073128941" calcext:value-type="float">
            <text:p>1.62401073128941</text:p>
          </table:table-cell>
          <table:table-cell table:formula="of:=((RAND())*3)" office:value-type="float" office:value="0.575060366817311" calcext:value-type="float">
            <text:p>0.575060366817311</text:p>
          </table:table-cell>
          <table:table-cell table:formula="of:=((RAND())*3)" office:value-type="float" office:value="0.18212705197541" calcext:value-type="float">
            <text:p>0.18212705197541</text:p>
          </table:table-cell>
          <table:table-cell table:formula="of:=((RAND())*3)" office:value-type="float" office:value="1.97811543483286" calcext:value-type="float">
            <text:p>1.97811543483286</text:p>
          </table:table-cell>
          <table:table-cell table:formula="of:=((RAND())*3)" office:value-type="float" office:value="1.04679230311063" calcext:value-type="float">
            <text:p>1.04679230311063</text:p>
          </table:table-cell>
          <table:table-cell table:formula="of:=((RAND())*3)" office:value-type="float" office:value="2.60661249655748" calcext:value-type="float">
            <text:p>2.60661249655748</text:p>
          </table:table-cell>
          <table:table-cell table:formula="of:=((RAND())*3)" office:value-type="float" office:value="0.545292215693023" calcext:value-type="float">
            <text:p>0.545292215693023</text:p>
          </table:table-cell>
          <table:table-cell table:formula="of:=((RAND())*3)" office:value-type="float" office:value="1.01274457996955" calcext:value-type="float">
            <text:p>1.01274457996955</text:p>
          </table:table-cell>
        </table:table-row>
      </table:table>
      <table:named-expressions/>
      <table:database-ranges>
        <table:database-range table:name="__Anonymous_Sheet_DB__0" table:target-range-address="Sheet1.I1:Sheet1.I2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17:46:12.3197228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0:43:19.298633592</meta:creation-date>
    <dc:date>2024-12-24T17:47:04.897649916</dc:date>
    <meta:editing-duration>PT28M14S</meta:editing-duration>
    <meta:editing-cycles>6</meta:editing-cycles>
    <meta:generator>LibreOffice/24.8.3.2$Linux_X86_64 LibreOffice_project/e14c9fdd1f585efcbb2c5363087a99d20928d522</meta:generator>
    <meta:document-statistic meta:table-count="1" meta:cell-count="992" meta:object-count="0"/>
  </office:meta>
</office:document-meta>
</file>